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xmlns:anim="urn:oasis:names:tc:opendocument:xmlns:animation:1.0" xmlns:smil="urn:oasis:names:tc:opendocument:xmlns:smil-compatible:1.0" xmlns:koffice="http://www.koffice.org/2005/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3cm"/>
    </style:style>
    <style:style style:name="co4" style:family="table-column">
      <style:table-column-properties fo:break-before="auto" style:column-width="2.91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ext-properties style:font-name="Liberation Sans" fo:font-size="9pt"/>
    </style:style>
  </office:automatic-styles>
  <office:body>
    <office:spreadsheet>
      <table:table table:name="Planilha1" table:style-name="ta1">
        <table:table-column table:style-name="co2" table:default-cell-style-name="Default"/>
        <table:table-column table:style-name="co4" table:number-columns-repeated="8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ce2"/>
        <table:table-column table:style-name="co4" table:number-columns-repeated="6" table:default-cell-style-name="Default"/>
        <table:table-row table:style-name="ro1">
          <table:table-cell table:style-name="ce2" office:value-type="string">
            <text:p>Row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/>
          <table:table-cell table:style-name="ce2" table:number-columns-repeated="6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table:formula="of:=CONCATENATE(&quot;RR&quot;;[.B$1];&quot;_ON&lt;&quot;;[.$A2];&quot;&gt;&quot;)" office:value-type="string" office:string-value="RR0_ON&lt;0&gt;">
            <text:p>RR0_ON&lt;0&gt;</text:p>
          </table:table-cell>
          <table:table-cell table:style-name="ce2" table:formula="of:=CONCATENATE(&quot;RR&quot;;[.C$1];&quot;_ON&lt;&quot;;[.$A2];&quot;&gt;&quot;)" office:value-type="string" office:string-value="RR1_ON&lt;0&gt;">
            <text:p>RR1_ON&lt;0&gt;</text:p>
          </table:table-cell>
          <table:table-cell table:style-name="ce2" table:formula="of:=CONCATENATE(&quot;RR&quot;;[.D$1];&quot;_ON&lt;&quot;;[.$A2];&quot;&gt;&quot;)" office:value-type="string" office:string-value="RR2_ON&lt;0&gt;">
            <text:p>RR2_ON&lt;0&gt;</text:p>
          </table:table-cell>
          <table:table-cell table:style-name="ce2" table:formula="of:=CONCATENATE(&quot;RR&quot;;[.E$1];&quot;_ON&lt;&quot;;[.$A2];&quot;&gt;&quot;)" office:value-type="string" office:string-value="RR3_ON&lt;0&gt;">
            <text:p>RR3_ON&lt;0&gt;</text:p>
          </table:table-cell>
          <table:table-cell table:style-name="ce2" table:formula="of:=CONCATENATE(&quot;RR&quot;;[.F$1];&quot;_ON&lt;&quot;;[.$A2];&quot;&gt;&quot;)" office:value-type="string" office:string-value="RR4_ON&lt;0&gt;">
            <text:p>RR4_ON&lt;0&gt;</text:p>
          </table:table-cell>
          <table:table-cell table:style-name="ce2" table:formula="of:=CONCATENATE(&quot;RR&quot;;[.G$1];&quot;_ON&lt;&quot;;[.$A2];&quot;&gt;&quot;)" office:value-type="string" office:string-value="RR5_ON&lt;0&gt;">
            <text:p>RR5_ON&lt;0&gt;</text:p>
          </table:table-cell>
          <table:table-cell table:style-name="ce2" table:formula="of:=CONCATENATE(&quot;RR&quot;;[.H$1];&quot;_ON&lt;&quot;;[.$A2];&quot;&gt;&quot;)" office:value-type="string" office:string-value="RR6_ON&lt;0&gt;">
            <text:p>RR6_ON&lt;0&gt;</text:p>
          </table:table-cell>
          <table:table-cell table:style-name="ce2" table:formula="of:=CONCATENATE(&quot;RR&quot;;[.I$1];&quot;_ON&lt;&quot;;[.$A2];&quot;&gt;&quot;)" office:value-type="string" office:string-value="RR7_ON&lt;0&gt;">
            <text:p>RR7_ON&lt;0&gt;</text:p>
          </table:table-cell>
          <table:table-cell table:style-name="ce2" table:number-columns-repeated="2"/>
          <table:table-cell table:number-columns-repeated="2"/>
          <table:table-cell table:style-name="ce2" table:number-columns-repeated="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formula="of:=CONCATENATE(&quot;RR&quot;;[.B$1];&quot;_ON&lt;&quot;;[.$A3];&quot;&gt;&quot;)" office:value-type="string" office:string-value="RR0_ON&lt;1&gt;">
            <text:p>RR0_ON&lt;1&gt;</text:p>
          </table:table-cell>
          <table:table-cell table:style-name="ce2" table:formula="of:=CONCATENATE(&quot;RR&quot;;[.C$1];&quot;_ON&lt;&quot;;[.$A3];&quot;&gt;&quot;)" office:value-type="string" office:string-value="RR1_ON&lt;1&gt;">
            <text:p>RR1_ON&lt;1&gt;</text:p>
          </table:table-cell>
          <table:table-cell table:style-name="ce2" table:formula="of:=CONCATENATE(&quot;RR&quot;;[.D$1];&quot;_ON&lt;&quot;;[.$A3];&quot;&gt;&quot;)" office:value-type="string" office:string-value="RR2_ON&lt;1&gt;">
            <text:p>RR2_ON&lt;1&gt;</text:p>
          </table:table-cell>
          <table:table-cell table:style-name="ce2" table:formula="of:=CONCATENATE(&quot;RR&quot;;[.E$1];&quot;_ON&lt;&quot;;[.$A3];&quot;&gt;&quot;)" office:value-type="string" office:string-value="RR3_ON&lt;1&gt;">
            <text:p>RR3_ON&lt;1&gt;</text:p>
          </table:table-cell>
          <table:table-cell table:style-name="ce2" table:formula="of:=CONCATENATE(&quot;RR&quot;;[.F$1];&quot;_ON&lt;&quot;;[.$A3];&quot;&gt;&quot;)" office:value-type="string" office:string-value="RR4_ON&lt;1&gt;">
            <text:p>RR4_ON&lt;1&gt;</text:p>
          </table:table-cell>
          <table:table-cell table:style-name="ce2" table:formula="of:=CONCATENATE(&quot;RR&quot;;[.G$1];&quot;_ON&lt;&quot;;[.$A3];&quot;&gt;&quot;)" office:value-type="string" office:string-value="RR5_ON&lt;1&gt;">
            <text:p>RR5_ON&lt;1&gt;</text:p>
          </table:table-cell>
          <table:table-cell table:style-name="ce2" table:formula="of:=CONCATENATE(&quot;RR&quot;;[.H$1];&quot;_ON&lt;&quot;;[.$A3];&quot;&gt;&quot;)" office:value-type="string" office:string-value="RR6_ON&lt;1&gt;">
            <text:p>RR6_ON&lt;1&gt;</text:p>
          </table:table-cell>
          <table:table-cell table:style-name="ce2" table:formula="of:=CONCATENATE(&quot;RR&quot;;[.I$1];&quot;_ON&lt;&quot;;[.$A3];&quot;&gt;&quot;)" office:value-type="string" office:string-value="RR7_ON&lt;1&gt;">
            <text:p>RR7_ON&lt;1&gt;</text:p>
          </table:table-cell>
          <table:table-cell table:style-name="ce2" table:number-columns-repeated="2"/>
          <table:table-cell table:number-columns-repeated="2"/>
          <table:table-cell table:style-name="ce2" table:number-columns-repeated="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formula="of:=CONCATENATE(&quot;RR&quot;;[.B$1];&quot;_ON&lt;&quot;;[.$A4];&quot;&gt;&quot;)" office:value-type="string" office:string-value="RR0_ON&lt;2&gt;">
            <text:p>RR0_ON&lt;2&gt;</text:p>
          </table:table-cell>
          <table:table-cell table:style-name="ce2" table:formula="of:=CONCATENATE(&quot;RR&quot;;[.C$1];&quot;_ON&lt;&quot;;[.$A4];&quot;&gt;&quot;)" office:value-type="string" office:string-value="RR1_ON&lt;2&gt;">
            <text:p>RR1_ON&lt;2&gt;</text:p>
          </table:table-cell>
          <table:table-cell table:style-name="ce2" table:formula="of:=CONCATENATE(&quot;RR&quot;;[.D$1];&quot;_ON&lt;&quot;;[.$A4];&quot;&gt;&quot;)" office:value-type="string" office:string-value="RR2_ON&lt;2&gt;">
            <text:p>RR2_ON&lt;2&gt;</text:p>
          </table:table-cell>
          <table:table-cell table:style-name="ce2" table:formula="of:=CONCATENATE(&quot;RR&quot;;[.E$1];&quot;_ON&lt;&quot;;[.$A4];&quot;&gt;&quot;)" office:value-type="string" office:string-value="RR3_ON&lt;2&gt;">
            <text:p>RR3_ON&lt;2&gt;</text:p>
          </table:table-cell>
          <table:table-cell table:style-name="ce2" table:formula="of:=CONCATENATE(&quot;RR&quot;;[.F$1];&quot;_ON&lt;&quot;;[.$A4];&quot;&gt;&quot;)" office:value-type="string" office:string-value="RR4_ON&lt;2&gt;">
            <text:p>RR4_ON&lt;2&gt;</text:p>
          </table:table-cell>
          <table:table-cell table:style-name="ce2" table:formula="of:=CONCATENATE(&quot;RR&quot;;[.G$1];&quot;_ON&lt;&quot;;[.$A4];&quot;&gt;&quot;)" office:value-type="string" office:string-value="RR5_ON&lt;2&gt;">
            <text:p>RR5_ON&lt;2&gt;</text:p>
          </table:table-cell>
          <table:table-cell table:style-name="ce2" table:formula="of:=CONCATENATE(&quot;RR&quot;;[.H$1];&quot;_ON&lt;&quot;;[.$A4];&quot;&gt;&quot;)" office:value-type="string" office:string-value="RR6_ON&lt;2&gt;">
            <text:p>RR6_ON&lt;2&gt;</text:p>
          </table:table-cell>
          <table:table-cell table:style-name="ce2" table:formula="of:=CONCATENATE(&quot;RR&quot;;[.I$1];&quot;_ON&lt;&quot;;[.$A4];&quot;&gt;&quot;)" office:value-type="string" office:string-value="RR7_ON&lt;2&gt;">
            <text:p>RR7_ON&lt;2&gt;</text:p>
          </table:table-cell>
          <table:table-cell table:style-name="ce2" table:number-columns-repeated="2"/>
          <table:table-cell table:number-columns-repeated="2"/>
          <table:table-cell table:style-name="ce2" table:number-columns-repeated="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formula="of:=CONCATENATE(&quot;RR&quot;;[.B$1];&quot;_ON&lt;&quot;;[.$A5];&quot;&gt;&quot;)" office:value-type="string" office:string-value="RR0_ON&lt;3&gt;">
            <text:p>RR0_ON&lt;3&gt;</text:p>
          </table:table-cell>
          <table:table-cell table:style-name="ce2" table:formula="of:=CONCATENATE(&quot;RR&quot;;[.C$1];&quot;_ON&lt;&quot;;[.$A5];&quot;&gt;&quot;)" office:value-type="string" office:string-value="RR1_ON&lt;3&gt;">
            <text:p>RR1_ON&lt;3&gt;</text:p>
          </table:table-cell>
          <table:table-cell table:style-name="ce2" table:formula="of:=CONCATENATE(&quot;RR&quot;;[.D$1];&quot;_ON&lt;&quot;;[.$A5];&quot;&gt;&quot;)" office:value-type="string" office:string-value="RR2_ON&lt;3&gt;">
            <text:p>RR2_ON&lt;3&gt;</text:p>
          </table:table-cell>
          <table:table-cell table:style-name="ce2" table:formula="of:=CONCATENATE(&quot;RR&quot;;[.E$1];&quot;_ON&lt;&quot;;[.$A5];&quot;&gt;&quot;)" office:value-type="string" office:string-value="RR3_ON&lt;3&gt;">
            <text:p>RR3_ON&lt;3&gt;</text:p>
          </table:table-cell>
          <table:table-cell table:style-name="ce2" table:formula="of:=CONCATENATE(&quot;RR&quot;;[.F$1];&quot;_ON&lt;&quot;;[.$A5];&quot;&gt;&quot;)" office:value-type="string" office:string-value="RR4_ON&lt;3&gt;">
            <text:p>RR4_ON&lt;3&gt;</text:p>
          </table:table-cell>
          <table:table-cell table:style-name="ce2" table:formula="of:=CONCATENATE(&quot;RR&quot;;[.G$1];&quot;_ON&lt;&quot;;[.$A5];&quot;&gt;&quot;)" office:value-type="string" office:string-value="RR5_ON&lt;3&gt;">
            <text:p>RR5_ON&lt;3&gt;</text:p>
          </table:table-cell>
          <table:table-cell table:style-name="ce2" table:formula="of:=CONCATENATE(&quot;RR&quot;;[.H$1];&quot;_ON&lt;&quot;;[.$A5];&quot;&gt;&quot;)" office:value-type="string" office:string-value="RR6_ON&lt;3&gt;">
            <text:p>RR6_ON&lt;3&gt;</text:p>
          </table:table-cell>
          <table:table-cell table:style-name="ce2" table:formula="of:=CONCATENATE(&quot;RR&quot;;[.I$1];&quot;_ON&lt;&quot;;[.$A5];&quot;&gt;&quot;)" office:value-type="string" office:string-value="RR7_ON&lt;3&gt;">
            <text:p>RR7_ON&lt;3&gt;</text:p>
          </table:table-cell>
          <table:table-cell table:style-name="ce2" table:number-columns-repeated="2"/>
          <table:table-cell table:number-columns-repeated="2"/>
          <table:table-cell table:style-name="ce2" table:number-columns-repeated="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formula="of:=CONCATENATE(&quot;RR&quot;;[.B$1];&quot;_ON&lt;&quot;;[.$A6];&quot;&gt;&quot;)" office:value-type="string" office:string-value="RR0_ON&lt;4&gt;">
            <text:p>RR0_ON&lt;4&gt;</text:p>
          </table:table-cell>
          <table:table-cell table:style-name="ce2" table:formula="of:=CONCATENATE(&quot;RR&quot;;[.C$1];&quot;_ON&lt;&quot;;[.$A6];&quot;&gt;&quot;)" office:value-type="string" office:string-value="RR1_ON&lt;4&gt;">
            <text:p>RR1_ON&lt;4&gt;</text:p>
          </table:table-cell>
          <table:table-cell table:style-name="ce2" table:formula="of:=CONCATENATE(&quot;RR&quot;;[.D$1];&quot;_ON&lt;&quot;;[.$A6];&quot;&gt;&quot;)" office:value-type="string" office:string-value="RR2_ON&lt;4&gt;">
            <text:p>RR2_ON&lt;4&gt;</text:p>
          </table:table-cell>
          <table:table-cell table:style-name="ce2" table:formula="of:=CONCATENATE(&quot;RR&quot;;[.E$1];&quot;_ON&lt;&quot;;[.$A6];&quot;&gt;&quot;)" office:value-type="string" office:string-value="RR3_ON&lt;4&gt;">
            <text:p>RR3_ON&lt;4&gt;</text:p>
          </table:table-cell>
          <table:table-cell table:style-name="ce2" table:formula="of:=CONCATENATE(&quot;RR&quot;;[.F$1];&quot;_ON&lt;&quot;;[.$A6];&quot;&gt;&quot;)" office:value-type="string" office:string-value="RR4_ON&lt;4&gt;">
            <text:p>RR4_ON&lt;4&gt;</text:p>
          </table:table-cell>
          <table:table-cell table:style-name="ce2" table:formula="of:=CONCATENATE(&quot;RR&quot;;[.G$1];&quot;_ON&lt;&quot;;[.$A6];&quot;&gt;&quot;)" office:value-type="string" office:string-value="RR5_ON&lt;4&gt;">
            <text:p>RR5_ON&lt;4&gt;</text:p>
          </table:table-cell>
          <table:table-cell table:style-name="ce2" table:formula="of:=CONCATENATE(&quot;RR&quot;;[.H$1];&quot;_ON&lt;&quot;;[.$A6];&quot;&gt;&quot;)" office:value-type="string" office:string-value="RR6_ON&lt;4&gt;">
            <text:p>RR6_ON&lt;4&gt;</text:p>
          </table:table-cell>
          <table:table-cell table:style-name="ce2" table:formula="of:=CONCATENATE(&quot;RR&quot;;[.I$1];&quot;_ON&lt;&quot;;[.$A6];&quot;&gt;&quot;)" office:value-type="string" office:string-value="RR7_ON&lt;4&gt;">
            <text:p>RR7_ON&lt;4&gt;</text:p>
          </table:table-cell>
          <table:table-cell table:style-name="ce2" table:number-columns-repeated="2"/>
          <table:table-cell table:formula="of:=&quot;nACKRREQ&lt;0&gt;&quot;" office:value-type="string" office:string-value="nACKRREQ&lt;0&gt;">
            <text:p>nACKRREQ&lt;0&gt;</text:p>
          </table:table-cell>
          <table:table-cell table:formula="of:=&quot;nACKRREQ&lt;0&gt;&quot;" office:value-type="string" office:string-value="nACKRREQ&lt;0&gt;">
            <text:p>nACKRREQ&lt;0&gt;</text:p>
          </table:table-cell>
          <table:table-cell table:style-name="ce2" table:formula="of:=&quot;nACKRREQ&lt;0&gt;&quot;" office:value-type="string" office:string-value="nACKRREQ&lt;0&gt;">
            <text:p>nACKRREQ&lt;0&gt;</text:p>
          </table:table-cell>
          <table:table-cell table:style-name="ce2" table:formula="of:=&quot;nACKRREQ&lt;0&gt;&quot;" office:value-type="string" office:string-value="nACKRREQ&lt;0&gt;">
            <text:p>nACKRREQ&lt;0&gt;</text:p>
          </table:table-cell>
          <table:table-cell table:style-name="ce2" table:formula="of:=&quot;nACKRREQ&lt;0&gt;&quot;" office:value-type="string" office:string-value="nACKRREQ&lt;0&gt;">
            <text:p>nACKRREQ&lt;0&gt;</text:p>
          </table:table-cell>
          <table:table-cell table:style-name="ce2" table:formula="of:=&quot;nACKRREQ&lt;0&gt;&quot;" office:value-type="string" office:string-value="nACKRREQ&lt;0&gt;">
            <text:p>nACKRREQ&lt;0&gt;</text:p>
          </table:table-cell>
          <table:table-cell table:style-name="ce2" table:formula="of:=&quot;nACKRREQ&lt;0&gt;&quot;" office:value-type="string" office:string-value="nACKRREQ&lt;0&gt;">
            <text:p>nACKRREQ&lt;0&gt;</text:p>
          </table:table-cell>
          <table:table-cell table:style-name="ce2" table:formula="of:=&quot;nACKRREQ&lt;0&gt;&quot;" office:value-type="string" office:string-value="nACKRREQ&lt;0&gt;">
            <text:p>nACKRREQ&lt;0&gt;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formula="of:=CONCATENATE(&quot;RR&quot;;[.B$1];&quot;_ON&lt;&quot;;[.$A7];&quot;&gt;&quot;)" office:value-type="string" office:string-value="RR0_ON&lt;5&gt;">
            <text:p>RR0_ON&lt;5&gt;</text:p>
          </table:table-cell>
          <table:table-cell table:style-name="ce2" table:formula="of:=CONCATENATE(&quot;RR&quot;;[.C$1];&quot;_ON&lt;&quot;;[.$A7];&quot;&gt;&quot;)" office:value-type="string" office:string-value="RR1_ON&lt;5&gt;">
            <text:p>RR1_ON&lt;5&gt;</text:p>
          </table:table-cell>
          <table:table-cell table:style-name="ce2" table:formula="of:=CONCATENATE(&quot;RR&quot;;[.D$1];&quot;_ON&lt;&quot;;[.$A7];&quot;&gt;&quot;)" office:value-type="string" office:string-value="RR2_ON&lt;5&gt;">
            <text:p>RR2_ON&lt;5&gt;</text:p>
          </table:table-cell>
          <table:table-cell table:style-name="ce2" table:formula="of:=CONCATENATE(&quot;RR&quot;;[.E$1];&quot;_ON&lt;&quot;;[.$A7];&quot;&gt;&quot;)" office:value-type="string" office:string-value="RR3_ON&lt;5&gt;">
            <text:p>RR3_ON&lt;5&gt;</text:p>
          </table:table-cell>
          <table:table-cell table:style-name="ce2" table:formula="of:=CONCATENATE(&quot;RR&quot;;[.F$1];&quot;_ON&lt;&quot;;[.$A7];&quot;&gt;&quot;)" office:value-type="string" office:string-value="RR4_ON&lt;5&gt;">
            <text:p>RR4_ON&lt;5&gt;</text:p>
          </table:table-cell>
          <table:table-cell table:style-name="ce2" table:formula="of:=CONCATENATE(&quot;RR&quot;;[.G$1];&quot;_ON&lt;&quot;;[.$A7];&quot;&gt;&quot;)" office:value-type="string" office:string-value="RR5_ON&lt;5&gt;">
            <text:p>RR5_ON&lt;5&gt;</text:p>
          </table:table-cell>
          <table:table-cell table:style-name="ce2" table:formula="of:=CONCATENATE(&quot;RR&quot;;[.H$1];&quot;_ON&lt;&quot;;[.$A7];&quot;&gt;&quot;)" office:value-type="string" office:string-value="RR6_ON&lt;5&gt;">
            <text:p>RR6_ON&lt;5&gt;</text:p>
          </table:table-cell>
          <table:table-cell table:style-name="ce2" table:formula="of:=CONCATENATE(&quot;RR&quot;;[.I$1];&quot;_ON&lt;&quot;;[.$A7];&quot;&gt;&quot;)" office:value-type="string" office:string-value="RR7_ON&lt;5&gt;">
            <text:p>RR7_ON&lt;5&gt;</text:p>
          </table:table-cell>
          <table:table-cell table:style-name="ce2" table:number-columns-repeated="2"/>
          <table:table-cell table:formula="of:=&quot;nACKRREQ&lt;1&gt;&quot;" office:value-type="string" office:string-value="nACKRREQ&lt;1&gt;">
            <text:p>nACKRREQ&lt;1&gt;</text:p>
          </table:table-cell>
          <table:table-cell table:formula="of:=&quot;nACKRREQ&lt;1&gt;&quot;" office:value-type="string" office:string-value="nACKRREQ&lt;1&gt;">
            <text:p>nACKRREQ&lt;1&gt;</text:p>
          </table:table-cell>
          <table:table-cell table:style-name="ce2" table:formula="of:=&quot;nACKRREQ&lt;1&gt;&quot;" office:value-type="string" office:string-value="nACKRREQ&lt;1&gt;">
            <text:p>nACKRREQ&lt;1&gt;</text:p>
          </table:table-cell>
          <table:table-cell table:style-name="ce2" table:formula="of:=&quot;nACKRREQ&lt;1&gt;&quot;" office:value-type="string" office:string-value="nACKRREQ&lt;1&gt;">
            <text:p>nACKRREQ&lt;1&gt;</text:p>
          </table:table-cell>
          <table:table-cell table:style-name="ce2" table:formula="of:=&quot;nACKRREQ&lt;1&gt;&quot;" office:value-type="string" office:string-value="nACKRREQ&lt;1&gt;">
            <text:p>nACKRREQ&lt;1&gt;</text:p>
          </table:table-cell>
          <table:table-cell table:style-name="ce2" table:formula="of:=&quot;nACKRREQ&lt;1&gt;&quot;" office:value-type="string" office:string-value="nACKRREQ&lt;1&gt;">
            <text:p>nACKRREQ&lt;1&gt;</text:p>
          </table:table-cell>
          <table:table-cell table:style-name="ce2" table:formula="of:=&quot;nACKRREQ&lt;1&gt;&quot;" office:value-type="string" office:string-value="nACKRREQ&lt;1&gt;">
            <text:p>nACKRREQ&lt;1&gt;</text:p>
          </table:table-cell>
          <table:table-cell table:style-name="ce2" table:formula="of:=&quot;nACKRREQ&lt;1&gt;&quot;" office:value-type="string" office:string-value="nACKRREQ&lt;1&gt;">
            <text:p>nACKRREQ&lt;1&gt;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formula="of:=CONCATENATE(&quot;RR&quot;;[.B$1];&quot;_ON&lt;&quot;;[.$A8];&quot;&gt;&quot;)" office:value-type="string" office:string-value="RR0_ON&lt;6&gt;">
            <text:p>RR0_ON&lt;6&gt;</text:p>
          </table:table-cell>
          <table:table-cell table:style-name="ce2" table:formula="of:=CONCATENATE(&quot;RR&quot;;[.C$1];&quot;_ON&lt;&quot;;[.$A8];&quot;&gt;&quot;)" office:value-type="string" office:string-value="RR1_ON&lt;6&gt;">
            <text:p>RR1_ON&lt;6&gt;</text:p>
          </table:table-cell>
          <table:table-cell table:style-name="ce2" table:formula="of:=CONCATENATE(&quot;RR&quot;;[.D$1];&quot;_ON&lt;&quot;;[.$A8];&quot;&gt;&quot;)" office:value-type="string" office:string-value="RR2_ON&lt;6&gt;">
            <text:p>RR2_ON&lt;6&gt;</text:p>
          </table:table-cell>
          <table:table-cell table:style-name="ce2" table:formula="of:=CONCATENATE(&quot;RR&quot;;[.E$1];&quot;_ON&lt;&quot;;[.$A8];&quot;&gt;&quot;)" office:value-type="string" office:string-value="RR3_ON&lt;6&gt;">
            <text:p>RR3_ON&lt;6&gt;</text:p>
          </table:table-cell>
          <table:table-cell table:style-name="ce2" table:formula="of:=CONCATENATE(&quot;RR&quot;;[.F$1];&quot;_ON&lt;&quot;;[.$A8];&quot;&gt;&quot;)" office:value-type="string" office:string-value="RR4_ON&lt;6&gt;">
            <text:p>RR4_ON&lt;6&gt;</text:p>
          </table:table-cell>
          <table:table-cell table:style-name="ce2" table:formula="of:=CONCATENATE(&quot;RR&quot;;[.G$1];&quot;_ON&lt;&quot;;[.$A8];&quot;&gt;&quot;)" office:value-type="string" office:string-value="RR5_ON&lt;6&gt;">
            <text:p>RR5_ON&lt;6&gt;</text:p>
          </table:table-cell>
          <table:table-cell table:style-name="ce2" table:formula="of:=CONCATENATE(&quot;RR&quot;;[.H$1];&quot;_ON&lt;&quot;;[.$A8];&quot;&gt;&quot;)" office:value-type="string" office:string-value="RR6_ON&lt;6&gt;">
            <text:p>RR6_ON&lt;6&gt;</text:p>
          </table:table-cell>
          <table:table-cell table:style-name="ce2" table:formula="of:=CONCATENATE(&quot;RR&quot;;[.I$1];&quot;_ON&lt;&quot;;[.$A8];&quot;&gt;&quot;)" office:value-type="string" office:string-value="RR7_ON&lt;6&gt;">
            <text:p>RR7_ON&lt;6&gt;</text:p>
          </table:table-cell>
          <table:table-cell table:style-name="ce2" table:number-columns-repeated="2"/>
          <table:table-cell table:formula="of:=&quot;nACKRREQ&lt;2&gt;&quot;" office:value-type="string" office:string-value="nACKRREQ&lt;2&gt;">
            <text:p>nACKRREQ&lt;2&gt;</text:p>
          </table:table-cell>
          <table:table-cell table:formula="of:=&quot;nACKRREQ&lt;2&gt;&quot;" office:value-type="string" office:string-value="nACKRREQ&lt;2&gt;">
            <text:p>nACKRREQ&lt;2&gt;</text:p>
          </table:table-cell>
          <table:table-cell table:style-name="ce2" table:formula="of:=&quot;nACKRREQ&lt;2&gt;&quot;" office:value-type="string" office:string-value="nACKRREQ&lt;2&gt;">
            <text:p>nACKRREQ&lt;2&gt;</text:p>
          </table:table-cell>
          <table:table-cell table:style-name="ce2" table:formula="of:=&quot;nACKRREQ&lt;2&gt;&quot;" office:value-type="string" office:string-value="nACKRREQ&lt;2&gt;">
            <text:p>nACKRREQ&lt;2&gt;</text:p>
          </table:table-cell>
          <table:table-cell table:style-name="ce2" table:formula="of:=&quot;nACKRREQ&lt;2&gt;&quot;" office:value-type="string" office:string-value="nACKRREQ&lt;2&gt;">
            <text:p>nACKRREQ&lt;2&gt;</text:p>
          </table:table-cell>
          <table:table-cell table:style-name="ce2" table:formula="of:=&quot;nACKRREQ&lt;2&gt;&quot;" office:value-type="string" office:string-value="nACKRREQ&lt;2&gt;">
            <text:p>nACKRREQ&lt;2&gt;</text:p>
          </table:table-cell>
          <table:table-cell table:style-name="ce2" table:formula="of:=&quot;nACKRREQ&lt;2&gt;&quot;" office:value-type="string" office:string-value="nACKRREQ&lt;2&gt;">
            <text:p>nACKRREQ&lt;2&gt;</text:p>
          </table:table-cell>
          <table:table-cell table:style-name="ce2" table:formula="of:=&quot;nACKRREQ&lt;2&gt;&quot;" office:value-type="string" office:string-value="nACKRREQ&lt;2&gt;">
            <text:p>nACKRREQ&lt;2&gt;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formula="of:=CONCATENATE(&quot;RR&quot;;[.B$1];&quot;_ON&lt;&quot;;[.$A9];&quot;&gt;&quot;)" office:value-type="string" office:string-value="RR0_ON&lt;7&gt;">
            <text:p>RR0_ON&lt;7&gt;</text:p>
          </table:table-cell>
          <table:table-cell table:style-name="ce2" table:formula="of:=CONCATENATE(&quot;RR&quot;;[.C$1];&quot;_ON&lt;&quot;;[.$A9];&quot;&gt;&quot;)" office:value-type="string" office:string-value="RR1_ON&lt;7&gt;">
            <text:p>RR1_ON&lt;7&gt;</text:p>
          </table:table-cell>
          <table:table-cell table:style-name="ce2" table:formula="of:=CONCATENATE(&quot;RR&quot;;[.D$1];&quot;_ON&lt;&quot;;[.$A9];&quot;&gt;&quot;)" office:value-type="string" office:string-value="RR2_ON&lt;7&gt;">
            <text:p>RR2_ON&lt;7&gt;</text:p>
          </table:table-cell>
          <table:table-cell table:style-name="ce2" table:formula="of:=CONCATENATE(&quot;RR&quot;;[.E$1];&quot;_ON&lt;&quot;;[.$A9];&quot;&gt;&quot;)" office:value-type="string" office:string-value="RR3_ON&lt;7&gt;">
            <text:p>RR3_ON&lt;7&gt;</text:p>
          </table:table-cell>
          <table:table-cell table:style-name="ce2" table:formula="of:=CONCATENATE(&quot;RR&quot;;[.F$1];&quot;_ON&lt;&quot;;[.$A9];&quot;&gt;&quot;)" office:value-type="string" office:string-value="RR4_ON&lt;7&gt;">
            <text:p>RR4_ON&lt;7&gt;</text:p>
          </table:table-cell>
          <table:table-cell table:style-name="ce2" table:formula="of:=CONCATENATE(&quot;RR&quot;;[.G$1];&quot;_ON&lt;&quot;;[.$A9];&quot;&gt;&quot;)" office:value-type="string" office:string-value="RR5_ON&lt;7&gt;">
            <text:p>RR5_ON&lt;7&gt;</text:p>
          </table:table-cell>
          <table:table-cell table:style-name="ce2" table:formula="of:=CONCATENATE(&quot;RR&quot;;[.H$1];&quot;_ON&lt;&quot;;[.$A9];&quot;&gt;&quot;)" office:value-type="string" office:string-value="RR6_ON&lt;7&gt;">
            <text:p>RR6_ON&lt;7&gt;</text:p>
          </table:table-cell>
          <table:table-cell table:style-name="ce2" table:formula="of:=CONCATENATE(&quot;RR&quot;;[.I$1];&quot;_ON&lt;&quot;;[.$A9];&quot;&gt;&quot;)" office:value-type="string" office:string-value="RR7_ON&lt;7&gt;">
            <text:p>RR7_ON&lt;7&gt;</text:p>
          </table:table-cell>
          <table:table-cell table:style-name="ce2" table:number-columns-repeated="2"/>
          <table:table-cell table:formula="of:=&quot;nACKRREQ&lt;3&gt;&quot;" office:value-type="string" office:string-value="nACKRREQ&lt;3&gt;">
            <text:p>nACKRREQ&lt;3&gt;</text:p>
          </table:table-cell>
          <table:table-cell table:formula="of:=&quot;nACKRREQ&lt;3&gt;&quot;" office:value-type="string" office:string-value="nACKRREQ&lt;3&gt;">
            <text:p>nACKRREQ&lt;3&gt;</text:p>
          </table:table-cell>
          <table:table-cell table:style-name="ce2" table:formula="of:=&quot;nACKRREQ&lt;3&gt;&quot;" office:value-type="string" office:string-value="nACKRREQ&lt;3&gt;">
            <text:p>nACKRREQ&lt;3&gt;</text:p>
          </table:table-cell>
          <table:table-cell table:style-name="ce2" table:formula="of:=&quot;nACKRREQ&lt;3&gt;&quot;" office:value-type="string" office:string-value="nACKRREQ&lt;3&gt;">
            <text:p>nACKRREQ&lt;3&gt;</text:p>
          </table:table-cell>
          <table:table-cell table:style-name="ce2" table:formula="of:=&quot;nACKRREQ&lt;3&gt;&quot;" office:value-type="string" office:string-value="nACKRREQ&lt;3&gt;">
            <text:p>nACKRREQ&lt;3&gt;</text:p>
          </table:table-cell>
          <table:table-cell table:style-name="ce2" table:formula="of:=&quot;nACKRREQ&lt;3&gt;&quot;" office:value-type="string" office:string-value="nACKRREQ&lt;3&gt;">
            <text:p>nACKRREQ&lt;3&gt;</text:p>
          </table:table-cell>
          <table:table-cell table:style-name="ce2" table:formula="of:=&quot;nACKRREQ&lt;3&gt;&quot;" office:value-type="string" office:string-value="nACKRREQ&lt;3&gt;">
            <text:p>nACKRREQ&lt;3&gt;</text:p>
          </table:table-cell>
          <table:table-cell table:style-name="ce2" table:formula="of:=&quot;nACKRREQ&lt;3&gt;&quot;" office:value-type="string" office:string-value="nACKRREQ&lt;3&gt;">
            <text:p>nACKRREQ&lt;3&gt;</text:p>
          </table:table-cell>
        </table:table-row>
        <table:table-row table:style-name="ro1">
          <table:table-cell table:style-name="ce2" table:number-columns-repeated="11"/>
          <table:table-cell table:formula="of:=&quot;nACKRREQ&lt;4&gt;&quot;" office:value-type="string" office:string-value="nACKRREQ&lt;4&gt;">
            <text:p>nACKRREQ&lt;4&gt;</text:p>
          </table:table-cell>
          <table:table-cell table:formula="of:=&quot;nACKRREQ&lt;4&gt;&quot;" office:value-type="string" office:string-value="nACKRREQ&lt;4&gt;">
            <text:p>nACKRREQ&lt;4&gt;</text:p>
          </table:table-cell>
          <table:table-cell table:style-name="ce2" table:formula="of:=&quot;nACKRREQ&lt;4&gt;&quot;" office:value-type="string" office:string-value="nACKRREQ&lt;4&gt;">
            <text:p>nACKRREQ&lt;4&gt;</text:p>
          </table:table-cell>
          <table:table-cell table:style-name="ce2" table:formula="of:=&quot;nACKRREQ&lt;4&gt;&quot;" office:value-type="string" office:string-value="nACKRREQ&lt;4&gt;">
            <text:p>nACKRREQ&lt;4&gt;</text:p>
          </table:table-cell>
          <table:table-cell table:style-name="ce2" table:formula="of:=&quot;nACKRREQ&lt;4&gt;&quot;" office:value-type="string" office:string-value="nACKRREQ&lt;4&gt;">
            <text:p>nACKRREQ&lt;4&gt;</text:p>
          </table:table-cell>
          <table:table-cell table:style-name="ce2" table:formula="of:=&quot;nACKRREQ&lt;4&gt;&quot;" office:value-type="string" office:string-value="nACKRREQ&lt;4&gt;">
            <text:p>nACKRREQ&lt;4&gt;</text:p>
          </table:table-cell>
          <table:table-cell table:style-name="ce2" table:formula="of:=&quot;nACKRREQ&lt;4&gt;&quot;" office:value-type="string" office:string-value="nACKRREQ&lt;4&gt;">
            <text:p>nACKRREQ&lt;4&gt;</text:p>
          </table:table-cell>
          <table:table-cell table:style-name="ce2" table:formula="of:=&quot;nACKRREQ&lt;4&gt;&quot;" office:value-type="string" office:string-value="nACKRREQ&lt;4&gt;">
            <text:p>nACKRREQ&lt;4&gt;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table:formula="of:=CONCATENATE(&quot;RR&quot;;[.B$1];&quot;_OFF&lt;&quot;;[.$A11];&quot;&gt;&quot;)" office:value-type="string" office:string-value="RR0_OFF&lt;0&gt;">
            <text:p>RR0_OFF&lt;0&gt;</text:p>
          </table:table-cell>
          <table:table-cell table:style-name="ce2" table:formula="of:=CONCATENATE(&quot;RR&quot;;[.C$1];&quot;_OFF&lt;&quot;;[.$A11];&quot;&gt;&quot;)" office:value-type="string" office:string-value="RR1_OFF&lt;0&gt;">
            <text:p>RR1_OFF&lt;0&gt;</text:p>
          </table:table-cell>
          <table:table-cell table:style-name="ce2" table:formula="of:=CONCATENATE(&quot;RR&quot;;[.D$1];&quot;_OFF&lt;&quot;;[.$A11];&quot;&gt;&quot;)" office:value-type="string" office:string-value="RR2_OFF&lt;0&gt;">
            <text:p>RR2_OFF&lt;0&gt;</text:p>
          </table:table-cell>
          <table:table-cell table:style-name="ce2" table:formula="of:=CONCATENATE(&quot;RR&quot;;[.E$1];&quot;_OFF&lt;&quot;;[.$A11];&quot;&gt;&quot;)" office:value-type="string" office:string-value="RR3_OFF&lt;0&gt;">
            <text:p>RR3_OFF&lt;0&gt;</text:p>
          </table:table-cell>
          <table:table-cell table:style-name="ce2" table:formula="of:=CONCATENATE(&quot;RR&quot;;[.F$1];&quot;_OFF&lt;&quot;;[.$A11];&quot;&gt;&quot;)" office:value-type="string" office:string-value="RR4_OFF&lt;0&gt;">
            <text:p>RR4_OFF&lt;0&gt;</text:p>
          </table:table-cell>
          <table:table-cell table:style-name="ce2" table:formula="of:=CONCATENATE(&quot;RR&quot;;[.G$1];&quot;_OFF&lt;&quot;;[.$A11];&quot;&gt;&quot;)" office:value-type="string" office:string-value="RR5_OFF&lt;0&gt;">
            <text:p>RR5_OFF&lt;0&gt;</text:p>
          </table:table-cell>
          <table:table-cell table:style-name="ce2" table:formula="of:=CONCATENATE(&quot;RR&quot;;[.H$1];&quot;_OFF&lt;&quot;;[.$A11];&quot;&gt;&quot;)" office:value-type="string" office:string-value="RR6_OFF&lt;0&gt;">
            <text:p>RR6_OFF&lt;0&gt;</text:p>
          </table:table-cell>
          <table:table-cell table:style-name="ce2" table:formula="of:=CONCATENATE(&quot;RR&quot;;[.I$1];&quot;_OFF&lt;&quot;;[.$A11];&quot;&gt;&quot;)" office:value-type="string" office:string-value="RR7_OFF&lt;0&gt;">
            <text:p>RR7_OFF&lt;0&gt;</text:p>
          </table:table-cell>
          <table:table-cell table:style-name="ce2" table:number-columns-repeated="2"/>
          <table:table-cell table:formula="of:=&quot;nACKRREQ&lt;5&gt;&quot;" office:value-type="string" office:string-value="nACKRREQ&lt;5&gt;">
            <text:p>nACKRREQ&lt;5&gt;</text:p>
          </table:table-cell>
          <table:table-cell table:formula="of:=&quot;nACKRREQ&lt;5&gt;&quot;" office:value-type="string" office:string-value="nACKRREQ&lt;5&gt;">
            <text:p>nACKRREQ&lt;5&gt;</text:p>
          </table:table-cell>
          <table:table-cell table:style-name="ce2" table:formula="of:=&quot;nACKRREQ&lt;5&gt;&quot;" office:value-type="string" office:string-value="nACKRREQ&lt;5&gt;">
            <text:p>nACKRREQ&lt;5&gt;</text:p>
          </table:table-cell>
          <table:table-cell table:style-name="ce2" table:formula="of:=&quot;nACKRREQ&lt;5&gt;&quot;" office:value-type="string" office:string-value="nACKRREQ&lt;5&gt;">
            <text:p>nACKRREQ&lt;5&gt;</text:p>
          </table:table-cell>
          <table:table-cell table:style-name="ce2" table:formula="of:=&quot;nACKRREQ&lt;5&gt;&quot;" office:value-type="string" office:string-value="nACKRREQ&lt;5&gt;">
            <text:p>nACKRREQ&lt;5&gt;</text:p>
          </table:table-cell>
          <table:table-cell table:style-name="ce2" table:formula="of:=&quot;nACKRREQ&lt;5&gt;&quot;" office:value-type="string" office:string-value="nACKRREQ&lt;5&gt;">
            <text:p>nACKRREQ&lt;5&gt;</text:p>
          </table:table-cell>
          <table:table-cell table:style-name="ce2" table:formula="of:=&quot;nACKRREQ&lt;5&gt;&quot;" office:value-type="string" office:string-value="nACKRREQ&lt;5&gt;">
            <text:p>nACKRREQ&lt;5&gt;</text:p>
          </table:table-cell>
          <table:table-cell table:style-name="ce2" table:formula="of:=&quot;nACKRREQ&lt;5&gt;&quot;" office:value-type="string" office:string-value="nACKRREQ&lt;5&gt;">
            <text:p>nACKRREQ&lt;5&gt;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formula="of:=CONCATENATE(&quot;RR&quot;;[.B$1];&quot;_OFF&lt;&quot;;[.$A12];&quot;&gt;&quot;)" office:value-type="string" office:string-value="RR0_OFF&lt;1&gt;">
            <text:p>RR0_OFF&lt;1&gt;</text:p>
          </table:table-cell>
          <table:table-cell table:style-name="ce2" table:formula="of:=CONCATENATE(&quot;RR&quot;;[.C$1];&quot;_OFF&lt;&quot;;[.$A12];&quot;&gt;&quot;)" office:value-type="string" office:string-value="RR1_OFF&lt;1&gt;">
            <text:p>RR1_OFF&lt;1&gt;</text:p>
          </table:table-cell>
          <table:table-cell table:style-name="ce2" table:formula="of:=CONCATENATE(&quot;RR&quot;;[.D$1];&quot;_OFF&lt;&quot;;[.$A12];&quot;&gt;&quot;)" office:value-type="string" office:string-value="RR2_OFF&lt;1&gt;">
            <text:p>RR2_OFF&lt;1&gt;</text:p>
          </table:table-cell>
          <table:table-cell table:style-name="ce2" table:formula="of:=CONCATENATE(&quot;RR&quot;;[.E$1];&quot;_OFF&lt;&quot;;[.$A12];&quot;&gt;&quot;)" office:value-type="string" office:string-value="RR3_OFF&lt;1&gt;">
            <text:p>RR3_OFF&lt;1&gt;</text:p>
          </table:table-cell>
          <table:table-cell table:style-name="ce2" table:formula="of:=CONCATENATE(&quot;RR&quot;;[.F$1];&quot;_OFF&lt;&quot;;[.$A12];&quot;&gt;&quot;)" office:value-type="string" office:string-value="RR4_OFF&lt;1&gt;">
            <text:p>RR4_OFF&lt;1&gt;</text:p>
          </table:table-cell>
          <table:table-cell table:style-name="ce2" table:formula="of:=CONCATENATE(&quot;RR&quot;;[.G$1];&quot;_OFF&lt;&quot;;[.$A12];&quot;&gt;&quot;)" office:value-type="string" office:string-value="RR5_OFF&lt;1&gt;">
            <text:p>RR5_OFF&lt;1&gt;</text:p>
          </table:table-cell>
          <table:table-cell table:style-name="ce2" table:formula="of:=CONCATENATE(&quot;RR&quot;;[.H$1];&quot;_OFF&lt;&quot;;[.$A12];&quot;&gt;&quot;)" office:value-type="string" office:string-value="RR6_OFF&lt;1&gt;">
            <text:p>RR6_OFF&lt;1&gt;</text:p>
          </table:table-cell>
          <table:table-cell table:style-name="ce2" table:formula="of:=CONCATENATE(&quot;RR&quot;;[.I$1];&quot;_OFF&lt;&quot;;[.$A12];&quot;&gt;&quot;)" office:value-type="string" office:string-value="RR7_OFF&lt;1&gt;">
            <text:p>RR7_OFF&lt;1&gt;</text:p>
          </table:table-cell>
          <table:table-cell table:style-name="ce2" table:number-columns-repeated="2"/>
          <table:table-cell table:formula="of:=&quot;nACKRREQ&lt;6&gt;&quot;" office:value-type="string" office:string-value="nACKRREQ&lt;6&gt;">
            <text:p>nACKRREQ&lt;6&gt;</text:p>
          </table:table-cell>
          <table:table-cell table:formula="of:=&quot;nACKRREQ&lt;6&gt;&quot;" office:value-type="string" office:string-value="nACKRREQ&lt;6&gt;">
            <text:p>nACKRREQ&lt;6&gt;</text:p>
          </table:table-cell>
          <table:table-cell table:style-name="ce2" table:formula="of:=&quot;nACKRREQ&lt;6&gt;&quot;" office:value-type="string" office:string-value="nACKRREQ&lt;6&gt;">
            <text:p>nACKRREQ&lt;6&gt;</text:p>
          </table:table-cell>
          <table:table-cell table:style-name="ce2" table:formula="of:=&quot;nACKRREQ&lt;6&gt;&quot;" office:value-type="string" office:string-value="nACKRREQ&lt;6&gt;">
            <text:p>nACKRREQ&lt;6&gt;</text:p>
          </table:table-cell>
          <table:table-cell table:style-name="ce2" table:formula="of:=&quot;nACKRREQ&lt;6&gt;&quot;" office:value-type="string" office:string-value="nACKRREQ&lt;6&gt;">
            <text:p>nACKRREQ&lt;6&gt;</text:p>
          </table:table-cell>
          <table:table-cell table:style-name="ce2" table:formula="of:=&quot;nACKRREQ&lt;6&gt;&quot;" office:value-type="string" office:string-value="nACKRREQ&lt;6&gt;">
            <text:p>nACKRREQ&lt;6&gt;</text:p>
          </table:table-cell>
          <table:table-cell table:style-name="ce2" table:formula="of:=&quot;nACKRREQ&lt;6&gt;&quot;" office:value-type="string" office:string-value="nACKRREQ&lt;6&gt;">
            <text:p>nACKRREQ&lt;6&gt;</text:p>
          </table:table-cell>
          <table:table-cell table:style-name="ce2" table:formula="of:=&quot;nACKRREQ&lt;6&gt;&quot;" office:value-type="string" office:string-value="nACKRREQ&lt;6&gt;">
            <text:p>nACKRREQ&lt;6&gt;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formula="of:=CONCATENATE(&quot;RR&quot;;[.B$1];&quot;_OFF&lt;&quot;;[.$A13];&quot;&gt;&quot;)" office:value-type="string" office:string-value="RR0_OFF&lt;2&gt;">
            <text:p>RR0_OFF&lt;2&gt;</text:p>
          </table:table-cell>
          <table:table-cell table:style-name="ce2" table:formula="of:=CONCATENATE(&quot;RR&quot;;[.C$1];&quot;_OFF&lt;&quot;;[.$A13];&quot;&gt;&quot;)" office:value-type="string" office:string-value="RR1_OFF&lt;2&gt;">
            <text:p>RR1_OFF&lt;2&gt;</text:p>
          </table:table-cell>
          <table:table-cell table:style-name="ce2" table:formula="of:=CONCATENATE(&quot;RR&quot;;[.D$1];&quot;_OFF&lt;&quot;;[.$A13];&quot;&gt;&quot;)" office:value-type="string" office:string-value="RR2_OFF&lt;2&gt;">
            <text:p>RR2_OFF&lt;2&gt;</text:p>
          </table:table-cell>
          <table:table-cell table:style-name="ce2" table:formula="of:=CONCATENATE(&quot;RR&quot;;[.E$1];&quot;_OFF&lt;&quot;;[.$A13];&quot;&gt;&quot;)" office:value-type="string" office:string-value="RR3_OFF&lt;2&gt;">
            <text:p>RR3_OFF&lt;2&gt;</text:p>
          </table:table-cell>
          <table:table-cell table:style-name="ce2" table:formula="of:=CONCATENATE(&quot;RR&quot;;[.F$1];&quot;_OFF&lt;&quot;;[.$A13];&quot;&gt;&quot;)" office:value-type="string" office:string-value="RR4_OFF&lt;2&gt;">
            <text:p>RR4_OFF&lt;2&gt;</text:p>
          </table:table-cell>
          <table:table-cell table:style-name="ce2" table:formula="of:=CONCATENATE(&quot;RR&quot;;[.G$1];&quot;_OFF&lt;&quot;;[.$A13];&quot;&gt;&quot;)" office:value-type="string" office:string-value="RR5_OFF&lt;2&gt;">
            <text:p>RR5_OFF&lt;2&gt;</text:p>
          </table:table-cell>
          <table:table-cell table:style-name="ce2" table:formula="of:=CONCATENATE(&quot;RR&quot;;[.H$1];&quot;_OFF&lt;&quot;;[.$A13];&quot;&gt;&quot;)" office:value-type="string" office:string-value="RR6_OFF&lt;2&gt;">
            <text:p>RR6_OFF&lt;2&gt;</text:p>
          </table:table-cell>
          <table:table-cell table:style-name="ce2" table:formula="of:=CONCATENATE(&quot;RR&quot;;[.I$1];&quot;_OFF&lt;&quot;;[.$A13];&quot;&gt;&quot;)" office:value-type="string" office:string-value="RR7_OFF&lt;2&gt;">
            <text:p>RR7_OFF&lt;2&gt;</text:p>
          </table:table-cell>
          <table:table-cell table:style-name="ce2" table:number-columns-repeated="2"/>
          <table:table-cell table:formula="of:=&quot;nACKRREQ&lt;7&gt;&quot;" office:value-type="string" office:string-value="nACKRREQ&lt;7&gt;">
            <text:p>nACKRREQ&lt;7&gt;</text:p>
          </table:table-cell>
          <table:table-cell table:formula="of:=&quot;nACKRREQ&lt;7&gt;&quot;" office:value-type="string" office:string-value="nACKRREQ&lt;7&gt;">
            <text:p>nACKRREQ&lt;7&gt;</text:p>
          </table:table-cell>
          <table:table-cell table:style-name="ce2" table:formula="of:=&quot;nACKRREQ&lt;7&gt;&quot;" office:value-type="string" office:string-value="nACKRREQ&lt;7&gt;">
            <text:p>nACKRREQ&lt;7&gt;</text:p>
          </table:table-cell>
          <table:table-cell table:style-name="ce2" table:formula="of:=&quot;nACKRREQ&lt;7&gt;&quot;" office:value-type="string" office:string-value="nACKRREQ&lt;7&gt;">
            <text:p>nACKRREQ&lt;7&gt;</text:p>
          </table:table-cell>
          <table:table-cell table:style-name="ce2" table:formula="of:=&quot;nACKRREQ&lt;7&gt;&quot;" office:value-type="string" office:string-value="nACKRREQ&lt;7&gt;">
            <text:p>nACKRREQ&lt;7&gt;</text:p>
          </table:table-cell>
          <table:table-cell table:style-name="ce2" table:formula="of:=&quot;nACKRREQ&lt;7&gt;&quot;" office:value-type="string" office:string-value="nACKRREQ&lt;7&gt;">
            <text:p>nACKRREQ&lt;7&gt;</text:p>
          </table:table-cell>
          <table:table-cell table:style-name="ce2" table:formula="of:=&quot;nACKRREQ&lt;7&gt;&quot;" office:value-type="string" office:string-value="nACKRREQ&lt;7&gt;">
            <text:p>nACKRREQ&lt;7&gt;</text:p>
          </table:table-cell>
          <table:table-cell table:style-name="ce2" table:formula="of:=&quot;nACKRREQ&lt;7&gt;&quot;" office:value-type="string" office:string-value="nACKRREQ&lt;7&gt;">
            <text:p>nACKRREQ&lt;7&gt;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formula="of:=CONCATENATE(&quot;RR&quot;;[.B$1];&quot;_OFF&lt;&quot;;[.$A14];&quot;&gt;&quot;)" office:value-type="string" office:string-value="RR0_OFF&lt;3&gt;">
            <text:p>RR0_OFF&lt;3&gt;</text:p>
          </table:table-cell>
          <table:table-cell table:style-name="ce2" table:formula="of:=CONCATENATE(&quot;RR&quot;;[.C$1];&quot;_OFF&lt;&quot;;[.$A14];&quot;&gt;&quot;)" office:value-type="string" office:string-value="RR1_OFF&lt;3&gt;">
            <text:p>RR1_OFF&lt;3&gt;</text:p>
          </table:table-cell>
          <table:table-cell table:style-name="ce2" table:formula="of:=CONCATENATE(&quot;RR&quot;;[.D$1];&quot;_OFF&lt;&quot;;[.$A14];&quot;&gt;&quot;)" office:value-type="string" office:string-value="RR2_OFF&lt;3&gt;">
            <text:p>RR2_OFF&lt;3&gt;</text:p>
          </table:table-cell>
          <table:table-cell table:style-name="ce2" table:formula="of:=CONCATENATE(&quot;RR&quot;;[.E$1];&quot;_OFF&lt;&quot;;[.$A14];&quot;&gt;&quot;)" office:value-type="string" office:string-value="RR3_OFF&lt;3&gt;">
            <text:p>RR3_OFF&lt;3&gt;</text:p>
          </table:table-cell>
          <table:table-cell table:style-name="ce2" table:formula="of:=CONCATENATE(&quot;RR&quot;;[.F$1];&quot;_OFF&lt;&quot;;[.$A14];&quot;&gt;&quot;)" office:value-type="string" office:string-value="RR4_OFF&lt;3&gt;">
            <text:p>RR4_OFF&lt;3&gt;</text:p>
          </table:table-cell>
          <table:table-cell table:style-name="ce2" table:formula="of:=CONCATENATE(&quot;RR&quot;;[.G$1];&quot;_OFF&lt;&quot;;[.$A14];&quot;&gt;&quot;)" office:value-type="string" office:string-value="RR5_OFF&lt;3&gt;">
            <text:p>RR5_OFF&lt;3&gt;</text:p>
          </table:table-cell>
          <table:table-cell table:style-name="ce2" table:formula="of:=CONCATENATE(&quot;RR&quot;;[.H$1];&quot;_OFF&lt;&quot;;[.$A14];&quot;&gt;&quot;)" office:value-type="string" office:string-value="RR6_OFF&lt;3&gt;">
            <text:p>RR6_OFF&lt;3&gt;</text:p>
          </table:table-cell>
          <table:table-cell table:style-name="ce2" table:formula="of:=CONCATENATE(&quot;RR&quot;;[.I$1];&quot;_OFF&lt;&quot;;[.$A14];&quot;&gt;&quot;)" office:value-type="string" office:string-value="RR7_OFF&lt;3&gt;">
            <text:p>RR7_OFF&lt;3&gt;</text:p>
          </table:table-cell>
          <table:table-cell table:style-name="ce2" table:number-columns-repeated="2"/>
          <table:table-cell table:number-columns-repeated="2"/>
          <table:table-cell table:style-name="ce2" table:number-columns-repeated="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formula="of:=CONCATENATE(&quot;RR&quot;;[.B$1];&quot;_OFF&lt;&quot;;[.$A15];&quot;&gt;&quot;)" office:value-type="string" office:string-value="RR0_OFF&lt;4&gt;">
            <text:p>RR0_OFF&lt;4&gt;</text:p>
          </table:table-cell>
          <table:table-cell table:style-name="ce2" table:formula="of:=CONCATENATE(&quot;RR&quot;;[.C$1];&quot;_OFF&lt;&quot;;[.$A15];&quot;&gt;&quot;)" office:value-type="string" office:string-value="RR1_OFF&lt;4&gt;">
            <text:p>RR1_OFF&lt;4&gt;</text:p>
          </table:table-cell>
          <table:table-cell table:style-name="ce2" table:formula="of:=CONCATENATE(&quot;RR&quot;;[.D$1];&quot;_OFF&lt;&quot;;[.$A15];&quot;&gt;&quot;)" office:value-type="string" office:string-value="RR2_OFF&lt;4&gt;">
            <text:p>RR2_OFF&lt;4&gt;</text:p>
          </table:table-cell>
          <table:table-cell table:style-name="ce2" table:formula="of:=CONCATENATE(&quot;RR&quot;;[.E$1];&quot;_OFF&lt;&quot;;[.$A15];&quot;&gt;&quot;)" office:value-type="string" office:string-value="RR3_OFF&lt;4&gt;">
            <text:p>RR3_OFF&lt;4&gt;</text:p>
          </table:table-cell>
          <table:table-cell table:style-name="ce2" table:formula="of:=CONCATENATE(&quot;RR&quot;;[.F$1];&quot;_OFF&lt;&quot;;[.$A15];&quot;&gt;&quot;)" office:value-type="string" office:string-value="RR4_OFF&lt;4&gt;">
            <text:p>RR4_OFF&lt;4&gt;</text:p>
          </table:table-cell>
          <table:table-cell table:style-name="ce2" table:formula="of:=CONCATENATE(&quot;RR&quot;;[.G$1];&quot;_OFF&lt;&quot;;[.$A15];&quot;&gt;&quot;)" office:value-type="string" office:string-value="RR5_OFF&lt;4&gt;">
            <text:p>RR5_OFF&lt;4&gt;</text:p>
          </table:table-cell>
          <table:table-cell table:style-name="ce2" table:formula="of:=CONCATENATE(&quot;RR&quot;;[.H$1];&quot;_OFF&lt;&quot;;[.$A15];&quot;&gt;&quot;)" office:value-type="string" office:string-value="RR6_OFF&lt;4&gt;">
            <text:p>RR6_OFF&lt;4&gt;</text:p>
          </table:table-cell>
          <table:table-cell table:style-name="ce2" table:formula="of:=CONCATENATE(&quot;RR&quot;;[.I$1];&quot;_OFF&lt;&quot;;[.$A15];&quot;&gt;&quot;)" office:value-type="string" office:string-value="RR7_OFF&lt;4&gt;">
            <text:p>RR7_OFF&lt;4&gt;</text:p>
          </table:table-cell>
          <table:table-cell table:style-name="ce2" table:number-columns-repeated="2"/>
          <table:table-cell table:number-columns-repeated="2"/>
          <table:table-cell table:style-name="ce2" table:number-columns-repeated="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formula="of:=CONCATENATE(&quot;RR&quot;;[.B$1];&quot;_OFF&lt;&quot;;[.$A16];&quot;&gt;&quot;)" office:value-type="string" office:string-value="RR0_OFF&lt;5&gt;">
            <text:p>RR0_OFF&lt;5&gt;</text:p>
          </table:table-cell>
          <table:table-cell table:style-name="ce2" table:formula="of:=CONCATENATE(&quot;RR&quot;;[.C$1];&quot;_OFF&lt;&quot;;[.$A16];&quot;&gt;&quot;)" office:value-type="string" office:string-value="RR1_OFF&lt;5&gt;">
            <text:p>RR1_OFF&lt;5&gt;</text:p>
          </table:table-cell>
          <table:table-cell table:style-name="ce2" table:formula="of:=CONCATENATE(&quot;RR&quot;;[.D$1];&quot;_OFF&lt;&quot;;[.$A16];&quot;&gt;&quot;)" office:value-type="string" office:string-value="RR2_OFF&lt;5&gt;">
            <text:p>RR2_OFF&lt;5&gt;</text:p>
          </table:table-cell>
          <table:table-cell table:style-name="ce2" table:formula="of:=CONCATENATE(&quot;RR&quot;;[.E$1];&quot;_OFF&lt;&quot;;[.$A16];&quot;&gt;&quot;)" office:value-type="string" office:string-value="RR3_OFF&lt;5&gt;">
            <text:p>RR3_OFF&lt;5&gt;</text:p>
          </table:table-cell>
          <table:table-cell table:style-name="ce2" table:formula="of:=CONCATENATE(&quot;RR&quot;;[.F$1];&quot;_OFF&lt;&quot;;[.$A16];&quot;&gt;&quot;)" office:value-type="string" office:string-value="RR4_OFF&lt;5&gt;">
            <text:p>RR4_OFF&lt;5&gt;</text:p>
          </table:table-cell>
          <table:table-cell table:style-name="ce2" table:formula="of:=CONCATENATE(&quot;RR&quot;;[.G$1];&quot;_OFF&lt;&quot;;[.$A16];&quot;&gt;&quot;)" office:value-type="string" office:string-value="RR5_OFF&lt;5&gt;">
            <text:p>RR5_OFF&lt;5&gt;</text:p>
          </table:table-cell>
          <table:table-cell table:style-name="ce2" table:formula="of:=CONCATENATE(&quot;RR&quot;;[.H$1];&quot;_OFF&lt;&quot;;[.$A16];&quot;&gt;&quot;)" office:value-type="string" office:string-value="RR6_OFF&lt;5&gt;">
            <text:p>RR6_OFF&lt;5&gt;</text:p>
          </table:table-cell>
          <table:table-cell table:style-name="ce2" table:formula="of:=CONCATENATE(&quot;RR&quot;;[.I$1];&quot;_OFF&lt;&quot;;[.$A16];&quot;&gt;&quot;)" office:value-type="string" office:string-value="RR7_OFF&lt;5&gt;">
            <text:p>RR7_OFF&lt;5&gt;</text:p>
          </table:table-cell>
          <table:table-cell table:style-name="ce2" table:number-columns-repeated="2"/>
          <table:table-cell table:formula="of:=&quot;nACKCREQ&lt;0&gt;&quot;" office:value-type="string" office:string-value="nACKCREQ&lt;0&gt;">
            <text:p>nACKCREQ&lt;0&gt;</text:p>
          </table:table-cell>
          <table:table-cell table:formula="of:=&quot;nACKCREQ&lt;0&gt;&quot;" office:value-type="string" office:string-value="nACKCREQ&lt;0&gt;">
            <text:p>nACKCREQ&lt;0&gt;</text:p>
          </table:table-cell>
          <table:table-cell table:style-name="ce2" table:formula="of:=&quot;nACKCREQ&lt;0&gt;&quot;" office:value-type="string" office:string-value="nACKCREQ&lt;0&gt;">
            <text:p>nACKCREQ&lt;0&gt;</text:p>
          </table:table-cell>
          <table:table-cell table:style-name="ce2" table:formula="of:=&quot;nACKCREQ&lt;0&gt;&quot;" office:value-type="string" office:string-value="nACKCREQ&lt;0&gt;">
            <text:p>nACKCREQ&lt;0&gt;</text:p>
          </table:table-cell>
          <table:table-cell table:style-name="ce2" table:formula="of:=&quot;nACKCREQ&lt;0&gt;&quot;" office:value-type="string" office:string-value="nACKCREQ&lt;0&gt;">
            <text:p>nACKCREQ&lt;0&gt;</text:p>
          </table:table-cell>
          <table:table-cell table:style-name="ce2" table:formula="of:=&quot;nACKCREQ&lt;0&gt;&quot;" office:value-type="string" office:string-value="nACKCREQ&lt;0&gt;">
            <text:p>nACKCREQ&lt;0&gt;</text:p>
          </table:table-cell>
          <table:table-cell table:style-name="ce2" table:formula="of:=&quot;nACKCREQ&lt;0&gt;&quot;" office:value-type="string" office:string-value="nACKCREQ&lt;0&gt;">
            <text:p>nACKCREQ&lt;0&gt;</text:p>
          </table:table-cell>
          <table:table-cell table:style-name="ce2" table:formula="of:=&quot;nACKCREQ&lt;0&gt;&quot;" office:value-type="string" office:string-value="nACKCREQ&lt;0&gt;">
            <text:p>nACKCREQ&lt;0&gt;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formula="of:=CONCATENATE(&quot;RR&quot;;[.B$1];&quot;_OFF&lt;&quot;;[.$A17];&quot;&gt;&quot;)" office:value-type="string" office:string-value="RR0_OFF&lt;6&gt;">
            <text:p>RR0_OFF&lt;6&gt;</text:p>
          </table:table-cell>
          <table:table-cell table:style-name="ce2" table:formula="of:=CONCATENATE(&quot;RR&quot;;[.C$1];&quot;_OFF&lt;&quot;;[.$A17];&quot;&gt;&quot;)" office:value-type="string" office:string-value="RR1_OFF&lt;6&gt;">
            <text:p>RR1_OFF&lt;6&gt;</text:p>
          </table:table-cell>
          <table:table-cell table:style-name="ce2" table:formula="of:=CONCATENATE(&quot;RR&quot;;[.D$1];&quot;_OFF&lt;&quot;;[.$A17];&quot;&gt;&quot;)" office:value-type="string" office:string-value="RR2_OFF&lt;6&gt;">
            <text:p>RR2_OFF&lt;6&gt;</text:p>
          </table:table-cell>
          <table:table-cell table:style-name="ce2" table:formula="of:=CONCATENATE(&quot;RR&quot;;[.E$1];&quot;_OFF&lt;&quot;;[.$A17];&quot;&gt;&quot;)" office:value-type="string" office:string-value="RR3_OFF&lt;6&gt;">
            <text:p>RR3_OFF&lt;6&gt;</text:p>
          </table:table-cell>
          <table:table-cell table:style-name="ce2" table:formula="of:=CONCATENATE(&quot;RR&quot;;[.F$1];&quot;_OFF&lt;&quot;;[.$A17];&quot;&gt;&quot;)" office:value-type="string" office:string-value="RR4_OFF&lt;6&gt;">
            <text:p>RR4_OFF&lt;6&gt;</text:p>
          </table:table-cell>
          <table:table-cell table:style-name="ce2" table:formula="of:=CONCATENATE(&quot;RR&quot;;[.G$1];&quot;_OFF&lt;&quot;;[.$A17];&quot;&gt;&quot;)" office:value-type="string" office:string-value="RR5_OFF&lt;6&gt;">
            <text:p>RR5_OFF&lt;6&gt;</text:p>
          </table:table-cell>
          <table:table-cell table:style-name="ce2" table:formula="of:=CONCATENATE(&quot;RR&quot;;[.H$1];&quot;_OFF&lt;&quot;;[.$A17];&quot;&gt;&quot;)" office:value-type="string" office:string-value="RR6_OFF&lt;6&gt;">
            <text:p>RR6_OFF&lt;6&gt;</text:p>
          </table:table-cell>
          <table:table-cell table:style-name="ce2" table:formula="of:=CONCATENATE(&quot;RR&quot;;[.I$1];&quot;_OFF&lt;&quot;;[.$A17];&quot;&gt;&quot;)" office:value-type="string" office:string-value="RR7_OFF&lt;6&gt;">
            <text:p>RR7_OFF&lt;6&gt;</text:p>
          </table:table-cell>
          <table:table-cell table:style-name="ce2" table:number-columns-repeated="2"/>
          <table:table-cell table:formula="of:=&quot;nACKCREQ&lt;1&gt;&quot;" office:value-type="string" office:string-value="nACKCREQ&lt;1&gt;">
            <text:p>nACKCREQ&lt;1&gt;</text:p>
          </table:table-cell>
          <table:table-cell table:formula="of:=&quot;nACKCREQ&lt;1&gt;&quot;" office:value-type="string" office:string-value="nACKCREQ&lt;1&gt;">
            <text:p>nACKCREQ&lt;1&gt;</text:p>
          </table:table-cell>
          <table:table-cell table:style-name="ce2" table:formula="of:=&quot;nACKCREQ&lt;1&gt;&quot;" office:value-type="string" office:string-value="nACKCREQ&lt;1&gt;">
            <text:p>nACKCREQ&lt;1&gt;</text:p>
          </table:table-cell>
          <table:table-cell table:style-name="ce2" table:formula="of:=&quot;nACKCREQ&lt;1&gt;&quot;" office:value-type="string" office:string-value="nACKCREQ&lt;1&gt;">
            <text:p>nACKCREQ&lt;1&gt;</text:p>
          </table:table-cell>
          <table:table-cell table:style-name="ce2" table:formula="of:=&quot;nACKCREQ&lt;1&gt;&quot;" office:value-type="string" office:string-value="nACKCREQ&lt;1&gt;">
            <text:p>nACKCREQ&lt;1&gt;</text:p>
          </table:table-cell>
          <table:table-cell table:style-name="ce2" table:formula="of:=&quot;nACKCREQ&lt;1&gt;&quot;" office:value-type="string" office:string-value="nACKCREQ&lt;1&gt;">
            <text:p>nACKCREQ&lt;1&gt;</text:p>
          </table:table-cell>
          <table:table-cell table:style-name="ce2" table:formula="of:=&quot;nACKCREQ&lt;1&gt;&quot;" office:value-type="string" office:string-value="nACKCREQ&lt;1&gt;">
            <text:p>nACKCREQ&lt;1&gt;</text:p>
          </table:table-cell>
          <table:table-cell table:style-name="ce2" table:formula="of:=&quot;nACKCREQ&lt;1&gt;&quot;" office:value-type="string" office:string-value="nACKCREQ&lt;1&gt;">
            <text:p>nACKCREQ&lt;1&gt;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formula="of:=CONCATENATE(&quot;RR&quot;;[.B$1];&quot;_OFF&lt;&quot;;[.$A18];&quot;&gt;&quot;)" office:value-type="string" office:string-value="RR0_OFF&lt;7&gt;">
            <text:p>RR0_OFF&lt;7&gt;</text:p>
          </table:table-cell>
          <table:table-cell table:style-name="ce2" table:formula="of:=CONCATENATE(&quot;RR&quot;;[.C$1];&quot;_OFF&lt;&quot;;[.$A18];&quot;&gt;&quot;)" office:value-type="string" office:string-value="RR1_OFF&lt;7&gt;">
            <text:p>RR1_OFF&lt;7&gt;</text:p>
          </table:table-cell>
          <table:table-cell table:style-name="ce2" table:formula="of:=CONCATENATE(&quot;RR&quot;;[.D$1];&quot;_OFF&lt;&quot;;[.$A18];&quot;&gt;&quot;)" office:value-type="string" office:string-value="RR2_OFF&lt;7&gt;">
            <text:p>RR2_OFF&lt;7&gt;</text:p>
          </table:table-cell>
          <table:table-cell table:style-name="ce2" table:formula="of:=CONCATENATE(&quot;RR&quot;;[.E$1];&quot;_OFF&lt;&quot;;[.$A18];&quot;&gt;&quot;)" office:value-type="string" office:string-value="RR3_OFF&lt;7&gt;">
            <text:p>RR3_OFF&lt;7&gt;</text:p>
          </table:table-cell>
          <table:table-cell table:style-name="ce2" table:formula="of:=CONCATENATE(&quot;RR&quot;;[.F$1];&quot;_OFF&lt;&quot;;[.$A18];&quot;&gt;&quot;)" office:value-type="string" office:string-value="RR4_OFF&lt;7&gt;">
            <text:p>RR4_OFF&lt;7&gt;</text:p>
          </table:table-cell>
          <table:table-cell table:style-name="ce2" table:formula="of:=CONCATENATE(&quot;RR&quot;;[.G$1];&quot;_OFF&lt;&quot;;[.$A18];&quot;&gt;&quot;)" office:value-type="string" office:string-value="RR5_OFF&lt;7&gt;">
            <text:p>RR5_OFF&lt;7&gt;</text:p>
          </table:table-cell>
          <table:table-cell table:style-name="ce2" table:formula="of:=CONCATENATE(&quot;RR&quot;;[.H$1];&quot;_OFF&lt;&quot;;[.$A18];&quot;&gt;&quot;)" office:value-type="string" office:string-value="RR6_OFF&lt;7&gt;">
            <text:p>RR6_OFF&lt;7&gt;</text:p>
          </table:table-cell>
          <table:table-cell table:style-name="ce2" table:formula="of:=CONCATENATE(&quot;RR&quot;;[.I$1];&quot;_OFF&lt;&quot;;[.$A18];&quot;&gt;&quot;)" office:value-type="string" office:string-value="RR7_OFF&lt;7&gt;">
            <text:p>RR7_OFF&lt;7&gt;</text:p>
          </table:table-cell>
          <table:table-cell table:style-name="ce2" table:number-columns-repeated="2"/>
          <table:table-cell table:formula="of:=&quot;nACKCREQ&lt;2&gt;&quot;" office:value-type="string" office:string-value="nACKCREQ&lt;2&gt;">
            <text:p>nACKCREQ&lt;2&gt;</text:p>
          </table:table-cell>
          <table:table-cell table:formula="of:=&quot;nACKCREQ&lt;2&gt;&quot;" office:value-type="string" office:string-value="nACKCREQ&lt;2&gt;">
            <text:p>nACKCREQ&lt;2&gt;</text:p>
          </table:table-cell>
          <table:table-cell table:style-name="ce2" table:formula="of:=&quot;nACKCREQ&lt;2&gt;&quot;" office:value-type="string" office:string-value="nACKCREQ&lt;2&gt;">
            <text:p>nACKCREQ&lt;2&gt;</text:p>
          </table:table-cell>
          <table:table-cell table:style-name="ce2" table:formula="of:=&quot;nACKCREQ&lt;2&gt;&quot;" office:value-type="string" office:string-value="nACKCREQ&lt;2&gt;">
            <text:p>nACKCREQ&lt;2&gt;</text:p>
          </table:table-cell>
          <table:table-cell table:style-name="ce2" table:formula="of:=&quot;nACKCREQ&lt;2&gt;&quot;" office:value-type="string" office:string-value="nACKCREQ&lt;2&gt;">
            <text:p>nACKCREQ&lt;2&gt;</text:p>
          </table:table-cell>
          <table:table-cell table:style-name="ce2" table:formula="of:=&quot;nACKCREQ&lt;2&gt;&quot;" office:value-type="string" office:string-value="nACKCREQ&lt;2&gt;">
            <text:p>nACKCREQ&lt;2&gt;</text:p>
          </table:table-cell>
          <table:table-cell table:style-name="ce2" table:formula="of:=&quot;nACKCREQ&lt;2&gt;&quot;" office:value-type="string" office:string-value="nACKCREQ&lt;2&gt;">
            <text:p>nACKCREQ&lt;2&gt;</text:p>
          </table:table-cell>
          <table:table-cell table:style-name="ce2" table:formula="of:=&quot;nACKCREQ&lt;2&gt;&quot;" office:value-type="string" office:string-value="nACKCREQ&lt;2&gt;">
            <text:p>nACKCREQ&lt;2&gt;</text:p>
          </table:table-cell>
        </table:table-row>
        <table:table-row table:style-name="ro1">
          <table:table-cell table:style-name="ce2"/>
          <table:table-cell table:style-name="ce2" table:formula="of:=CONCATENATE(&quot;RREQ&lt;&quot;;[.B$1];&quot;&gt;&quot;)" office:value-type="string" office:string-value="RREQ&lt;0&gt;">
            <text:p>RREQ&lt;0&gt;</text:p>
          </table:table-cell>
          <table:table-cell table:style-name="ce2" table:formula="of:=CONCATENATE(&quot;RREQ&lt;&quot;;[.C$1];&quot;&gt;&quot;)" office:value-type="string" office:string-value="RREQ&lt;1&gt;">
            <text:p>RREQ&lt;1&gt;</text:p>
          </table:table-cell>
          <table:table-cell table:style-name="ce2" table:formula="of:=CONCATENATE(&quot;RREQ&lt;&quot;;[.D$1];&quot;&gt;&quot;)" office:value-type="string" office:string-value="RREQ&lt;2&gt;">
            <text:p>RREQ&lt;2&gt;</text:p>
          </table:table-cell>
          <table:table-cell table:style-name="ce2" table:formula="of:=CONCATENATE(&quot;RREQ&lt;&quot;;[.E$1];&quot;&gt;&quot;)" office:value-type="string" office:string-value="RREQ&lt;3&gt;">
            <text:p>RREQ&lt;3&gt;</text:p>
          </table:table-cell>
          <table:table-cell table:style-name="ce2" table:formula="of:=CONCATENATE(&quot;RREQ&lt;&quot;;[.F$1];&quot;&gt;&quot;)" office:value-type="string" office:string-value="RREQ&lt;4&gt;">
            <text:p>RREQ&lt;4&gt;</text:p>
          </table:table-cell>
          <table:table-cell table:style-name="ce2" table:formula="of:=CONCATENATE(&quot;RREQ&lt;&quot;;[.G$1];&quot;&gt;&quot;)" office:value-type="string" office:string-value="RREQ&lt;5&gt;">
            <text:p>RREQ&lt;5&gt;</text:p>
          </table:table-cell>
          <table:table-cell table:style-name="ce2" table:formula="of:=CONCATENATE(&quot;RREQ&lt;&quot;;[.H$1];&quot;&gt;&quot;)" office:value-type="string" office:string-value="RREQ&lt;6&gt;">
            <text:p>RREQ&lt;6&gt;</text:p>
          </table:table-cell>
          <table:table-cell table:style-name="ce2" table:formula="of:=CONCATENATE(&quot;RREQ&lt;&quot;;[.I$1];&quot;&gt;&quot;)" office:value-type="string" office:string-value="RREQ&lt;7&gt;">
            <text:p>RREQ&lt;7&gt;</text:p>
          </table:table-cell>
          <table:table-cell table:style-name="ce2" table:number-columns-repeated="2"/>
          <table:table-cell table:formula="of:=&quot;nACKCREQ&lt;3&gt;&quot;" office:value-type="string" office:string-value="nACKCREQ&lt;3&gt;">
            <text:p>nACKCREQ&lt;3&gt;</text:p>
          </table:table-cell>
          <table:table-cell table:formula="of:=&quot;nACKCREQ&lt;3&gt;&quot;" office:value-type="string" office:string-value="nACKCREQ&lt;3&gt;">
            <text:p>nACKCREQ&lt;3&gt;</text:p>
          </table:table-cell>
          <table:table-cell table:style-name="ce2" table:formula="of:=&quot;nACKCREQ&lt;3&gt;&quot;" office:value-type="string" office:string-value="nACKCREQ&lt;3&gt;">
            <text:p>nACKCREQ&lt;3&gt;</text:p>
          </table:table-cell>
          <table:table-cell table:style-name="ce2" table:formula="of:=&quot;nACKCREQ&lt;3&gt;&quot;" office:value-type="string" office:string-value="nACKCREQ&lt;3&gt;">
            <text:p>nACKCREQ&lt;3&gt;</text:p>
          </table:table-cell>
          <table:table-cell table:style-name="ce2" table:formula="of:=&quot;nACKCREQ&lt;3&gt;&quot;" office:value-type="string" office:string-value="nACKCREQ&lt;3&gt;">
            <text:p>nACKCREQ&lt;3&gt;</text:p>
          </table:table-cell>
          <table:table-cell table:style-name="ce2" table:formula="of:=&quot;nACKCREQ&lt;3&gt;&quot;" office:value-type="string" office:string-value="nACKCREQ&lt;3&gt;">
            <text:p>nACKCREQ&lt;3&gt;</text:p>
          </table:table-cell>
          <table:table-cell table:style-name="ce2" table:formula="of:=&quot;nACKCREQ&lt;3&gt;&quot;" office:value-type="string" office:string-value="nACKCREQ&lt;3&gt;">
            <text:p>nACKCREQ&lt;3&gt;</text:p>
          </table:table-cell>
          <table:table-cell table:style-name="ce2" table:formula="of:=&quot;nACKCREQ&lt;3&gt;&quot;" office:value-type="string" office:string-value="nACKCREQ&lt;3&gt;">
            <text:p>nACKCREQ&lt;3&gt;</text:p>
          </table:table-cell>
        </table:table-row>
        <table:table-row table:style-name="ro1">
          <table:table-cell table:style-name="ce2"/>
          <table:table-cell table:style-name="ce2" table:formula="of:=CONCATENATE(&quot;nACKRREQ&lt;&quot;;[.B$1];&quot;&gt;&quot;)" office:value-type="string" office:string-value="nACKRREQ&lt;0&gt;">
            <text:p>nACKRREQ&lt;0&gt;</text:p>
          </table:table-cell>
          <table:table-cell table:style-name="ce2" table:formula="of:=CONCATENATE(&quot;nACKRREQ&lt;&quot;;[.C$1];&quot;&gt;&quot;)" office:value-type="string" office:string-value="nACKRREQ&lt;1&gt;">
            <text:p>nACKRREQ&lt;1&gt;</text:p>
          </table:table-cell>
          <table:table-cell table:style-name="ce2" table:formula="of:=CONCATENATE(&quot;nACKRREQ&lt;&quot;;[.D$1];&quot;&gt;&quot;)" office:value-type="string" office:string-value="nACKRREQ&lt;2&gt;">
            <text:p>nACKRREQ&lt;2&gt;</text:p>
          </table:table-cell>
          <table:table-cell table:style-name="ce2" table:formula="of:=CONCATENATE(&quot;nACKRREQ&lt;&quot;;[.E$1];&quot;&gt;&quot;)" office:value-type="string" office:string-value="nACKRREQ&lt;3&gt;">
            <text:p>nACKRREQ&lt;3&gt;</text:p>
          </table:table-cell>
          <table:table-cell table:style-name="ce2" table:formula="of:=CONCATENATE(&quot;nACKRREQ&lt;&quot;;[.F$1];&quot;&gt;&quot;)" office:value-type="string" office:string-value="nACKRREQ&lt;4&gt;">
            <text:p>nACKRREQ&lt;4&gt;</text:p>
          </table:table-cell>
          <table:table-cell table:style-name="ce2" table:formula="of:=CONCATENATE(&quot;nACKRREQ&lt;&quot;;[.G$1];&quot;&gt;&quot;)" office:value-type="string" office:string-value="nACKRREQ&lt;5&gt;">
            <text:p>nACKRREQ&lt;5&gt;</text:p>
          </table:table-cell>
          <table:table-cell table:style-name="ce2" table:formula="of:=CONCATENATE(&quot;nACKRREQ&lt;&quot;;[.H$1];&quot;&gt;&quot;)" office:value-type="string" office:string-value="nACKRREQ&lt;6&gt;">
            <text:p>nACKRREQ&lt;6&gt;</text:p>
          </table:table-cell>
          <table:table-cell table:style-name="ce2" table:formula="of:=CONCATENATE(&quot;nACKRREQ&lt;&quot;;[.I$1];&quot;&gt;&quot;)" office:value-type="string" office:string-value="nACKRREQ&lt;7&gt;">
            <text:p>nACKRREQ&lt;7&gt;</text:p>
          </table:table-cell>
          <table:table-cell table:style-name="ce2" table:number-columns-repeated="2"/>
          <table:table-cell table:formula="of:=&quot;nACKCREQ&lt;4&gt;&quot;" office:value-type="string" office:string-value="nACKCREQ&lt;4&gt;">
            <text:p>nACKCREQ&lt;4&gt;</text:p>
          </table:table-cell>
          <table:table-cell table:formula="of:=&quot;nACKCREQ&lt;4&gt;&quot;" office:value-type="string" office:string-value="nACKCREQ&lt;4&gt;">
            <text:p>nACKCREQ&lt;4&gt;</text:p>
          </table:table-cell>
          <table:table-cell table:style-name="ce2" table:formula="of:=&quot;nACKCREQ&lt;4&gt;&quot;" office:value-type="string" office:string-value="nACKCREQ&lt;4&gt;">
            <text:p>nACKCREQ&lt;4&gt;</text:p>
          </table:table-cell>
          <table:table-cell table:style-name="ce2" table:formula="of:=&quot;nACKCREQ&lt;4&gt;&quot;" office:value-type="string" office:string-value="nACKCREQ&lt;4&gt;">
            <text:p>nACKCREQ&lt;4&gt;</text:p>
          </table:table-cell>
          <table:table-cell table:style-name="ce2" table:formula="of:=&quot;nACKCREQ&lt;4&gt;&quot;" office:value-type="string" office:string-value="nACKCREQ&lt;4&gt;">
            <text:p>nACKCREQ&lt;4&gt;</text:p>
          </table:table-cell>
          <table:table-cell table:style-name="ce2" table:formula="of:=&quot;nACKCREQ&lt;4&gt;&quot;" office:value-type="string" office:string-value="nACKCREQ&lt;4&gt;">
            <text:p>nACKCREQ&lt;4&gt;</text:p>
          </table:table-cell>
          <table:table-cell table:style-name="ce2" table:formula="of:=&quot;nACKCREQ&lt;4&gt;&quot;" office:value-type="string" office:string-value="nACKCREQ&lt;4&gt;">
            <text:p>nACKCREQ&lt;4&gt;</text:p>
          </table:table-cell>
          <table:table-cell table:style-name="ce2" table:formula="of:=&quot;nACKCREQ&lt;4&gt;&quot;" office:value-type="string" office:string-value="nACKCREQ&lt;4&gt;">
            <text:p>nACKCREQ&lt;4&gt;</text:p>
          </table:table-cell>
        </table:table-row>
        <table:table-row table:style-name="ro1">
          <table:table-cell table:style-name="ce2" office:value-type="string">
            <text:p>Col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formula="of:=&quot;nACKCREQ&lt;5&gt;&quot;" office:value-type="string" office:string-value="nACKCREQ&lt;5&gt;">
            <text:p>nACKCREQ&lt;5&gt;</text:p>
          </table:table-cell>
          <table:table-cell table:formula="of:=&quot;nACKCREQ&lt;5&gt;&quot;" office:value-type="string" office:string-value="nACKCREQ&lt;5&gt;">
            <text:p>nACKCREQ&lt;5&gt;</text:p>
          </table:table-cell>
          <table:table-cell table:style-name="ce2" table:formula="of:=&quot;nACKCREQ&lt;5&gt;&quot;" office:value-type="string" office:string-value="nACKCREQ&lt;5&gt;">
            <text:p>nACKCREQ&lt;5&gt;</text:p>
          </table:table-cell>
          <table:table-cell table:style-name="ce2" table:formula="of:=&quot;nACKCREQ&lt;5&gt;&quot;" office:value-type="string" office:string-value="nACKCREQ&lt;5&gt;">
            <text:p>nACKCREQ&lt;5&gt;</text:p>
          </table:table-cell>
          <table:table-cell table:style-name="ce2" table:formula="of:=&quot;nACKCREQ&lt;5&gt;&quot;" office:value-type="string" office:string-value="nACKCREQ&lt;5&gt;">
            <text:p>nACKCREQ&lt;5&gt;</text:p>
          </table:table-cell>
          <table:table-cell table:style-name="ce2" table:formula="of:=&quot;nACKCREQ&lt;5&gt;&quot;" office:value-type="string" office:string-value="nACKCREQ&lt;5&gt;">
            <text:p>nACKCREQ&lt;5&gt;</text:p>
          </table:table-cell>
          <table:table-cell table:style-name="ce2" table:formula="of:=&quot;nACKCREQ&lt;5&gt;&quot;" office:value-type="string" office:string-value="nACKCREQ&lt;5&gt;">
            <text:p>nACKCREQ&lt;5&gt;</text:p>
          </table:table-cell>
          <table:table-cell table:style-name="ce2" table:formula="of:=&quot;nACKCREQ&lt;5&gt;&quot;" office:value-type="string" office:string-value="nACKCREQ&lt;5&gt;">
            <text:p>nACKCREQ&lt;5&gt;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table:formula="of:=CONCATENATE(&quot;CR&quot;;[.B$21];&quot;_ON&lt;&quot;;[.$A22];&quot;&gt;&quot;)" office:value-type="string" office:string-value="CR0_ON&lt;0&gt;">
            <text:p>CR0_ON&lt;0&gt;</text:p>
          </table:table-cell>
          <table:table-cell table:style-name="ce2" table:formula="of:=CONCATENATE(&quot;CR&quot;;[.C$21];&quot;_ON&lt;&quot;;[.$A22];&quot;&gt;&quot;)" office:value-type="string" office:string-value="CR1_ON&lt;0&gt;">
            <text:p>CR1_ON&lt;0&gt;</text:p>
          </table:table-cell>
          <table:table-cell table:style-name="ce2" table:formula="of:=CONCATENATE(&quot;CR&quot;;[.D$21];&quot;_ON&lt;&quot;;[.$A22];&quot;&gt;&quot;)" office:value-type="string" office:string-value="CR2_ON&lt;0&gt;">
            <text:p>CR2_ON&lt;0&gt;</text:p>
          </table:table-cell>
          <table:table-cell table:style-name="ce2" table:formula="of:=CONCATENATE(&quot;CR&quot;;[.E$21];&quot;_ON&lt;&quot;;[.$A22];&quot;&gt;&quot;)" office:value-type="string" office:string-value="CR3_ON&lt;0&gt;">
            <text:p>CR3_ON&lt;0&gt;</text:p>
          </table:table-cell>
          <table:table-cell table:style-name="ce2" table:formula="of:=CONCATENATE(&quot;CR&quot;;[.F$21];&quot;_ON&lt;&quot;;[.$A22];&quot;&gt;&quot;)" office:value-type="string" office:string-value="CR4_ON&lt;0&gt;">
            <text:p>CR4_ON&lt;0&gt;</text:p>
          </table:table-cell>
          <table:table-cell table:style-name="ce2" table:formula="of:=CONCATENATE(&quot;CR&quot;;[.G$21];&quot;_ON&lt;&quot;;[.$A22];&quot;&gt;&quot;)" office:value-type="string" office:string-value="CR5_ON&lt;0&gt;">
            <text:p>CR5_ON&lt;0&gt;</text:p>
          </table:table-cell>
          <table:table-cell table:style-name="ce2" table:formula="of:=CONCATENATE(&quot;CR&quot;;[.H$21];&quot;_ON&lt;&quot;;[.$A22];&quot;&gt;&quot;)" office:value-type="string" office:string-value="CR6_ON&lt;0&gt;">
            <text:p>CR6_ON&lt;0&gt;</text:p>
          </table:table-cell>
          <table:table-cell table:style-name="ce2" table:formula="of:=CONCATENATE(&quot;CR&quot;;[.I$21];&quot;_ON&lt;&quot;;[.$A22];&quot;&gt;&quot;)" office:value-type="string" office:string-value="CR7_ON&lt;0&gt;">
            <text:p>CR7_ON&lt;0&gt;</text:p>
          </table:table-cell>
          <table:table-cell table:style-name="ce2" table:number-columns-repeated="2"/>
          <table:table-cell table:formula="of:=&quot;nACKCREQ&lt;6&gt;&quot;" office:value-type="string" office:string-value="nACKCREQ&lt;6&gt;">
            <text:p>nACKCREQ&lt;6&gt;</text:p>
          </table:table-cell>
          <table:table-cell table:formula="of:=&quot;nACKCREQ&lt;6&gt;&quot;" office:value-type="string" office:string-value="nACKCREQ&lt;6&gt;">
            <text:p>nACKCREQ&lt;6&gt;</text:p>
          </table:table-cell>
          <table:table-cell table:style-name="ce2" table:formula="of:=&quot;nACKCREQ&lt;6&gt;&quot;" office:value-type="string" office:string-value="nACKCREQ&lt;6&gt;">
            <text:p>nACKCREQ&lt;6&gt;</text:p>
          </table:table-cell>
          <table:table-cell table:style-name="ce2" table:formula="of:=&quot;nACKCREQ&lt;6&gt;&quot;" office:value-type="string" office:string-value="nACKCREQ&lt;6&gt;">
            <text:p>nACKCREQ&lt;6&gt;</text:p>
          </table:table-cell>
          <table:table-cell table:style-name="ce2" table:formula="of:=&quot;nACKCREQ&lt;6&gt;&quot;" office:value-type="string" office:string-value="nACKCREQ&lt;6&gt;">
            <text:p>nACKCREQ&lt;6&gt;</text:p>
          </table:table-cell>
          <table:table-cell table:style-name="ce2" table:formula="of:=&quot;nACKCREQ&lt;6&gt;&quot;" office:value-type="string" office:string-value="nACKCREQ&lt;6&gt;">
            <text:p>nACKCREQ&lt;6&gt;</text:p>
          </table:table-cell>
          <table:table-cell table:style-name="ce2" table:formula="of:=&quot;nACKCREQ&lt;6&gt;&quot;" office:value-type="string" office:string-value="nACKCREQ&lt;6&gt;">
            <text:p>nACKCREQ&lt;6&gt;</text:p>
          </table:table-cell>
          <table:table-cell table:style-name="ce2" table:formula="of:=&quot;nACKCREQ&lt;6&gt;&quot;" office:value-type="string" office:string-value="nACKCREQ&lt;6&gt;">
            <text:p>nACKCREQ&lt;6&gt;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formula="of:=CONCATENATE(&quot;CR&quot;;[.B$21];&quot;_ON&lt;&quot;;[.$A23];&quot;&gt;&quot;)" office:value-type="string" office:string-value="CR0_ON&lt;1&gt;">
            <text:p>CR0_ON&lt;1&gt;</text:p>
          </table:table-cell>
          <table:table-cell table:style-name="ce2" table:formula="of:=CONCATENATE(&quot;CR&quot;;[.C$21];&quot;_ON&lt;&quot;;[.$A23];&quot;&gt;&quot;)" office:value-type="string" office:string-value="CR1_ON&lt;1&gt;">
            <text:p>CR1_ON&lt;1&gt;</text:p>
          </table:table-cell>
          <table:table-cell table:style-name="ce2" table:formula="of:=CONCATENATE(&quot;CR&quot;;[.D$21];&quot;_ON&lt;&quot;;[.$A23];&quot;&gt;&quot;)" office:value-type="string" office:string-value="CR2_ON&lt;1&gt;">
            <text:p>CR2_ON&lt;1&gt;</text:p>
          </table:table-cell>
          <table:table-cell table:style-name="ce2" table:formula="of:=CONCATENATE(&quot;CR&quot;;[.E$21];&quot;_ON&lt;&quot;;[.$A23];&quot;&gt;&quot;)" office:value-type="string" office:string-value="CR3_ON&lt;1&gt;">
            <text:p>CR3_ON&lt;1&gt;</text:p>
          </table:table-cell>
          <table:table-cell table:style-name="ce2" table:formula="of:=CONCATENATE(&quot;CR&quot;;[.F$21];&quot;_ON&lt;&quot;;[.$A23];&quot;&gt;&quot;)" office:value-type="string" office:string-value="CR4_ON&lt;1&gt;">
            <text:p>CR4_ON&lt;1&gt;</text:p>
          </table:table-cell>
          <table:table-cell table:style-name="ce2" table:formula="of:=CONCATENATE(&quot;CR&quot;;[.G$21];&quot;_ON&lt;&quot;;[.$A23];&quot;&gt;&quot;)" office:value-type="string" office:string-value="CR5_ON&lt;1&gt;">
            <text:p>CR5_ON&lt;1&gt;</text:p>
          </table:table-cell>
          <table:table-cell table:style-name="ce2" table:formula="of:=CONCATENATE(&quot;CR&quot;;[.H$21];&quot;_ON&lt;&quot;;[.$A23];&quot;&gt;&quot;)" office:value-type="string" office:string-value="CR6_ON&lt;1&gt;">
            <text:p>CR6_ON&lt;1&gt;</text:p>
          </table:table-cell>
          <table:table-cell table:style-name="ce2" table:formula="of:=CONCATENATE(&quot;CR&quot;;[.I$21];&quot;_ON&lt;&quot;;[.$A23];&quot;&gt;&quot;)" office:value-type="string" office:string-value="CR7_ON&lt;1&gt;">
            <text:p>CR7_ON&lt;1&gt;</text:p>
          </table:table-cell>
          <table:table-cell table:style-name="ce2" table:number-columns-repeated="2"/>
          <table:table-cell table:formula="of:=&quot;nACKCREQ&lt;7&gt;&quot;" office:value-type="string" office:string-value="nACKCREQ&lt;7&gt;">
            <text:p>nACKCREQ&lt;7&gt;</text:p>
          </table:table-cell>
          <table:table-cell table:formula="of:=&quot;nACKCREQ&lt;7&gt;&quot;" office:value-type="string" office:string-value="nACKCREQ&lt;7&gt;">
            <text:p>nACKCREQ&lt;7&gt;</text:p>
          </table:table-cell>
          <table:table-cell table:style-name="ce2" table:formula="of:=&quot;nACKCREQ&lt;7&gt;&quot;" office:value-type="string" office:string-value="nACKCREQ&lt;7&gt;">
            <text:p>nACKCREQ&lt;7&gt;</text:p>
          </table:table-cell>
          <table:table-cell table:style-name="ce2" table:formula="of:=&quot;nACKCREQ&lt;7&gt;&quot;" office:value-type="string" office:string-value="nACKCREQ&lt;7&gt;">
            <text:p>nACKCREQ&lt;7&gt;</text:p>
          </table:table-cell>
          <table:table-cell table:style-name="ce2" table:formula="of:=&quot;nACKCREQ&lt;7&gt;&quot;" office:value-type="string" office:string-value="nACKCREQ&lt;7&gt;">
            <text:p>nACKCREQ&lt;7&gt;</text:p>
          </table:table-cell>
          <table:table-cell table:style-name="ce2" table:formula="of:=&quot;nACKCREQ&lt;7&gt;&quot;" office:value-type="string" office:string-value="nACKCREQ&lt;7&gt;">
            <text:p>nACKCREQ&lt;7&gt;</text:p>
          </table:table-cell>
          <table:table-cell table:style-name="ce2" table:formula="of:=&quot;nACKCREQ&lt;7&gt;&quot;" office:value-type="string" office:string-value="nACKCREQ&lt;7&gt;">
            <text:p>nACKCREQ&lt;7&gt;</text:p>
          </table:table-cell>
          <table:table-cell table:style-name="ce2" table:formula="of:=&quot;nACKCREQ&lt;7&gt;&quot;" office:value-type="string" office:string-value="nACKCREQ&lt;7&gt;">
            <text:p>nACKCREQ&lt;7&gt;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formula="of:=CONCATENATE(&quot;CR&quot;;[.B$21];&quot;_ON&lt;&quot;;[.$A24];&quot;&gt;&quot;)" office:value-type="string" office:string-value="CR0_ON&lt;2&gt;">
            <text:p>CR0_ON&lt;2&gt;</text:p>
          </table:table-cell>
          <table:table-cell table:style-name="ce2" table:formula="of:=CONCATENATE(&quot;CR&quot;;[.C$21];&quot;_ON&lt;&quot;;[.$A24];&quot;&gt;&quot;)" office:value-type="string" office:string-value="CR1_ON&lt;2&gt;">
            <text:p>CR1_ON&lt;2&gt;</text:p>
          </table:table-cell>
          <table:table-cell table:style-name="ce2" table:formula="of:=CONCATENATE(&quot;CR&quot;;[.D$21];&quot;_ON&lt;&quot;;[.$A24];&quot;&gt;&quot;)" office:value-type="string" office:string-value="CR2_ON&lt;2&gt;">
            <text:p>CR2_ON&lt;2&gt;</text:p>
          </table:table-cell>
          <table:table-cell table:style-name="ce2" table:formula="of:=CONCATENATE(&quot;CR&quot;;[.E$21];&quot;_ON&lt;&quot;;[.$A24];&quot;&gt;&quot;)" office:value-type="string" office:string-value="CR3_ON&lt;2&gt;">
            <text:p>CR3_ON&lt;2&gt;</text:p>
          </table:table-cell>
          <table:table-cell table:style-name="ce2" table:formula="of:=CONCATENATE(&quot;CR&quot;;[.F$21];&quot;_ON&lt;&quot;;[.$A24];&quot;&gt;&quot;)" office:value-type="string" office:string-value="CR4_ON&lt;2&gt;">
            <text:p>CR4_ON&lt;2&gt;</text:p>
          </table:table-cell>
          <table:table-cell table:style-name="ce2" table:formula="of:=CONCATENATE(&quot;CR&quot;;[.G$21];&quot;_ON&lt;&quot;;[.$A24];&quot;&gt;&quot;)" office:value-type="string" office:string-value="CR5_ON&lt;2&gt;">
            <text:p>CR5_ON&lt;2&gt;</text:p>
          </table:table-cell>
          <table:table-cell table:style-name="ce2" table:formula="of:=CONCATENATE(&quot;CR&quot;;[.H$21];&quot;_ON&lt;&quot;;[.$A24];&quot;&gt;&quot;)" office:value-type="string" office:string-value="CR6_ON&lt;2&gt;">
            <text:p>CR6_ON&lt;2&gt;</text:p>
          </table:table-cell>
          <table:table-cell table:style-name="ce2" table:formula="of:=CONCATENATE(&quot;CR&quot;;[.I$21];&quot;_ON&lt;&quot;;[.$A24];&quot;&gt;&quot;)" office:value-type="string" office:string-value="CR7_ON&lt;2&gt;">
            <text:p>CR7_ON&lt;2&gt;</text:p>
          </table:table-cell>
          <table:table-cell table:style-name="ce2" table:number-columns-repeated="2"/>
          <table:table-cell table:number-columns-repeated="2"/>
          <table:table-cell table:style-name="ce2" table:number-columns-repeated="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formula="of:=CONCATENATE(&quot;CR&quot;;[.B$21];&quot;_ON&lt;&quot;;[.$A25];&quot;&gt;&quot;)" office:value-type="string" office:string-value="CR0_ON&lt;3&gt;">
            <text:p>CR0_ON&lt;3&gt;</text:p>
          </table:table-cell>
          <table:table-cell table:style-name="ce2" table:formula="of:=CONCATENATE(&quot;CR&quot;;[.C$21];&quot;_ON&lt;&quot;;[.$A25];&quot;&gt;&quot;)" office:value-type="string" office:string-value="CR1_ON&lt;3&gt;">
            <text:p>CR1_ON&lt;3&gt;</text:p>
          </table:table-cell>
          <table:table-cell table:style-name="ce2" table:formula="of:=CONCATENATE(&quot;CR&quot;;[.D$21];&quot;_ON&lt;&quot;;[.$A25];&quot;&gt;&quot;)" office:value-type="string" office:string-value="CR2_ON&lt;3&gt;">
            <text:p>CR2_ON&lt;3&gt;</text:p>
          </table:table-cell>
          <table:table-cell table:style-name="ce2" table:formula="of:=CONCATENATE(&quot;CR&quot;;[.E$21];&quot;_ON&lt;&quot;;[.$A25];&quot;&gt;&quot;)" office:value-type="string" office:string-value="CR3_ON&lt;3&gt;">
            <text:p>CR3_ON&lt;3&gt;</text:p>
          </table:table-cell>
          <table:table-cell table:style-name="ce2" table:formula="of:=CONCATENATE(&quot;CR&quot;;[.F$21];&quot;_ON&lt;&quot;;[.$A25];&quot;&gt;&quot;)" office:value-type="string" office:string-value="CR4_ON&lt;3&gt;">
            <text:p>CR4_ON&lt;3&gt;</text:p>
          </table:table-cell>
          <table:table-cell table:style-name="ce2" table:formula="of:=CONCATENATE(&quot;CR&quot;;[.G$21];&quot;_ON&lt;&quot;;[.$A25];&quot;&gt;&quot;)" office:value-type="string" office:string-value="CR5_ON&lt;3&gt;">
            <text:p>CR5_ON&lt;3&gt;</text:p>
          </table:table-cell>
          <table:table-cell table:style-name="ce2" table:formula="of:=CONCATENATE(&quot;CR&quot;;[.H$21];&quot;_ON&lt;&quot;;[.$A25];&quot;&gt;&quot;)" office:value-type="string" office:string-value="CR6_ON&lt;3&gt;">
            <text:p>CR6_ON&lt;3&gt;</text:p>
          </table:table-cell>
          <table:table-cell table:style-name="ce2" table:formula="of:=CONCATENATE(&quot;CR&quot;;[.I$21];&quot;_ON&lt;&quot;;[.$A25];&quot;&gt;&quot;)" office:value-type="string" office:string-value="CR7_ON&lt;3&gt;">
            <text:p>CR7_ON&lt;3&gt;</text:p>
          </table:table-cell>
          <table:table-cell table:style-name="ce2" table:number-columns-repeated="2"/>
          <table:table-cell table:number-columns-repeated="2"/>
          <table:table-cell table:style-name="ce2" table:number-columns-repeated="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formula="of:=CONCATENATE(&quot;CR&quot;;[.B$21];&quot;_ON&lt;&quot;;[.$A26];&quot;&gt;&quot;)" office:value-type="string" office:string-value="CR0_ON&lt;4&gt;">
            <text:p>CR0_ON&lt;4&gt;</text:p>
          </table:table-cell>
          <table:table-cell table:style-name="ce2" table:formula="of:=CONCATENATE(&quot;CR&quot;;[.C$21];&quot;_ON&lt;&quot;;[.$A26];&quot;&gt;&quot;)" office:value-type="string" office:string-value="CR1_ON&lt;4&gt;">
            <text:p>CR1_ON&lt;4&gt;</text:p>
          </table:table-cell>
          <table:table-cell table:style-name="ce2" table:formula="of:=CONCATENATE(&quot;CR&quot;;[.D$21];&quot;_ON&lt;&quot;;[.$A26];&quot;&gt;&quot;)" office:value-type="string" office:string-value="CR2_ON&lt;4&gt;">
            <text:p>CR2_ON&lt;4&gt;</text:p>
          </table:table-cell>
          <table:table-cell table:style-name="ce2" table:formula="of:=CONCATENATE(&quot;CR&quot;;[.E$21];&quot;_ON&lt;&quot;;[.$A26];&quot;&gt;&quot;)" office:value-type="string" office:string-value="CR3_ON&lt;4&gt;">
            <text:p>CR3_ON&lt;4&gt;</text:p>
          </table:table-cell>
          <table:table-cell table:style-name="ce2" table:formula="of:=CONCATENATE(&quot;CR&quot;;[.F$21];&quot;_ON&lt;&quot;;[.$A26];&quot;&gt;&quot;)" office:value-type="string" office:string-value="CR4_ON&lt;4&gt;">
            <text:p>CR4_ON&lt;4&gt;</text:p>
          </table:table-cell>
          <table:table-cell table:style-name="ce2" table:formula="of:=CONCATENATE(&quot;CR&quot;;[.G$21];&quot;_ON&lt;&quot;;[.$A26];&quot;&gt;&quot;)" office:value-type="string" office:string-value="CR5_ON&lt;4&gt;">
            <text:p>CR5_ON&lt;4&gt;</text:p>
          </table:table-cell>
          <table:table-cell table:style-name="ce2" table:formula="of:=CONCATENATE(&quot;CR&quot;;[.H$21];&quot;_ON&lt;&quot;;[.$A26];&quot;&gt;&quot;)" office:value-type="string" office:string-value="CR6_ON&lt;4&gt;">
            <text:p>CR6_ON&lt;4&gt;</text:p>
          </table:table-cell>
          <table:table-cell table:style-name="ce2" table:formula="of:=CONCATENATE(&quot;CR&quot;;[.I$21];&quot;_ON&lt;&quot;;[.$A26];&quot;&gt;&quot;)" office:value-type="string" office:string-value="CR7_ON&lt;4&gt;">
            <text:p>CR7_ON&lt;4&gt;</text:p>
          </table:table-cell>
          <table:table-cell table:style-name="ce2" table:number-columns-repeated="2"/>
          <table:table-cell table:style-name="ce3" table:formula="of:=&quot;nACKCREQ&lt;0&gt;&quot;" office:value-type="string" office:string-value="nACKCREQ&lt;0&gt;">
            <text:p>nACKCREQ&lt;0&gt;</text:p>
          </table:table-cell>
          <table:table-cell table:style-name="ce3" table:formula="of:=&quot;nACKCREQ&lt;0&gt;&quot;" office:value-type="string" office:string-value="nACKCREQ&lt;0&gt;">
            <text:p>nACKCREQ&lt;0&gt;</text:p>
          </table:table-cell>
          <table:table-cell table:style-name="ce3" table:formula="of:=&quot;nACKCREQ&lt;0&gt;&quot;" office:value-type="string" office:string-value="nACKCREQ&lt;0&gt;">
            <text:p>nACKCREQ&lt;0&gt;</text:p>
          </table:table-cell>
          <table:table-cell table:style-name="ce3" table:formula="of:=&quot;nACKCREQ&lt;0&gt;&quot;" office:value-type="string" office:string-value="nACKCREQ&lt;0&gt;">
            <text:p>nACKCREQ&lt;0&gt;</text:p>
          </table:table-cell>
          <table:table-cell table:style-name="ce3" table:formula="of:=&quot;nACKCREQ&lt;0&gt;&quot;" office:value-type="string" office:string-value="nACKCREQ&lt;0&gt;">
            <text:p>nACKCREQ&lt;0&gt;</text:p>
          </table:table-cell>
          <table:table-cell table:style-name="ce3" table:formula="of:=&quot;nACKCREQ&lt;0&gt;&quot;" office:value-type="string" office:string-value="nACKCREQ&lt;0&gt;">
            <text:p>nACKCREQ&lt;0&gt;</text:p>
          </table:table-cell>
          <table:table-cell table:style-name="ce3" table:formula="of:=&quot;nACKCREQ&lt;0&gt;&quot;" office:value-type="string" office:string-value="nACKCREQ&lt;0&gt;">
            <text:p>nACKCREQ&lt;0&gt;</text:p>
          </table:table-cell>
          <table:table-cell table:style-name="ce3" table:formula="of:=&quot;nACKCREQ&lt;0&gt;&quot;" office:value-type="string" office:string-value="nACKCREQ&lt;0&gt;">
            <text:p>nACKCREQ&lt;0&gt;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formula="of:=CONCATENATE(&quot;CR&quot;;[.B$21];&quot;_ON&lt;&quot;;[.$A27];&quot;&gt;&quot;)" office:value-type="string" office:string-value="CR0_ON&lt;5&gt;">
            <text:p>CR0_ON&lt;5&gt;</text:p>
          </table:table-cell>
          <table:table-cell table:style-name="ce2" table:formula="of:=CONCATENATE(&quot;CR&quot;;[.C$21];&quot;_ON&lt;&quot;;[.$A27];&quot;&gt;&quot;)" office:value-type="string" office:string-value="CR1_ON&lt;5&gt;">
            <text:p>CR1_ON&lt;5&gt;</text:p>
          </table:table-cell>
          <table:table-cell table:style-name="ce2" table:formula="of:=CONCATENATE(&quot;CR&quot;;[.D$21];&quot;_ON&lt;&quot;;[.$A27];&quot;&gt;&quot;)" office:value-type="string" office:string-value="CR2_ON&lt;5&gt;">
            <text:p>CR2_ON&lt;5&gt;</text:p>
          </table:table-cell>
          <table:table-cell table:style-name="ce2" table:formula="of:=CONCATENATE(&quot;CR&quot;;[.E$21];&quot;_ON&lt;&quot;;[.$A27];&quot;&gt;&quot;)" office:value-type="string" office:string-value="CR3_ON&lt;5&gt;">
            <text:p>CR3_ON&lt;5&gt;</text:p>
          </table:table-cell>
          <table:table-cell table:style-name="ce2" table:formula="of:=CONCATENATE(&quot;CR&quot;;[.F$21];&quot;_ON&lt;&quot;;[.$A27];&quot;&gt;&quot;)" office:value-type="string" office:string-value="CR4_ON&lt;5&gt;">
            <text:p>CR4_ON&lt;5&gt;</text:p>
          </table:table-cell>
          <table:table-cell table:style-name="ce2" table:formula="of:=CONCATENATE(&quot;CR&quot;;[.G$21];&quot;_ON&lt;&quot;;[.$A27];&quot;&gt;&quot;)" office:value-type="string" office:string-value="CR5_ON&lt;5&gt;">
            <text:p>CR5_ON&lt;5&gt;</text:p>
          </table:table-cell>
          <table:table-cell table:style-name="ce2" table:formula="of:=CONCATENATE(&quot;CR&quot;;[.H$21];&quot;_ON&lt;&quot;;[.$A27];&quot;&gt;&quot;)" office:value-type="string" office:string-value="CR6_ON&lt;5&gt;">
            <text:p>CR6_ON&lt;5&gt;</text:p>
          </table:table-cell>
          <table:table-cell table:style-name="ce2" table:formula="of:=CONCATENATE(&quot;CR&quot;;[.I$21];&quot;_ON&lt;&quot;;[.$A27];&quot;&gt;&quot;)" office:value-type="string" office:string-value="CR7_ON&lt;5&gt;">
            <text:p>CR7_ON&lt;5&gt;</text:p>
          </table:table-cell>
          <table:table-cell table:style-name="ce2" table:number-columns-repeated="2"/>
          <table:table-cell table:number-columns-repeated="2"/>
          <table:table-cell table:style-name="ce2" table:number-columns-repeated="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formula="of:=CONCATENATE(&quot;CR&quot;;[.B$21];&quot;_ON&lt;&quot;;[.$A28];&quot;&gt;&quot;)" office:value-type="string" office:string-value="CR0_ON&lt;6&gt;">
            <text:p>CR0_ON&lt;6&gt;</text:p>
          </table:table-cell>
          <table:table-cell table:style-name="ce2" table:formula="of:=CONCATENATE(&quot;CR&quot;;[.C$21];&quot;_ON&lt;&quot;;[.$A28];&quot;&gt;&quot;)" office:value-type="string" office:string-value="CR1_ON&lt;6&gt;">
            <text:p>CR1_ON&lt;6&gt;</text:p>
          </table:table-cell>
          <table:table-cell table:style-name="ce2" table:formula="of:=CONCATENATE(&quot;CR&quot;;[.D$21];&quot;_ON&lt;&quot;;[.$A28];&quot;&gt;&quot;)" office:value-type="string" office:string-value="CR2_ON&lt;6&gt;">
            <text:p>CR2_ON&lt;6&gt;</text:p>
          </table:table-cell>
          <table:table-cell table:style-name="ce2" table:formula="of:=CONCATENATE(&quot;CR&quot;;[.E$21];&quot;_ON&lt;&quot;;[.$A28];&quot;&gt;&quot;)" office:value-type="string" office:string-value="CR3_ON&lt;6&gt;">
            <text:p>CR3_ON&lt;6&gt;</text:p>
          </table:table-cell>
          <table:table-cell table:style-name="ce2" table:formula="of:=CONCATENATE(&quot;CR&quot;;[.F$21];&quot;_ON&lt;&quot;;[.$A28];&quot;&gt;&quot;)" office:value-type="string" office:string-value="CR4_ON&lt;6&gt;">
            <text:p>CR4_ON&lt;6&gt;</text:p>
          </table:table-cell>
          <table:table-cell table:style-name="ce2" table:formula="of:=CONCATENATE(&quot;CR&quot;;[.G$21];&quot;_ON&lt;&quot;;[.$A28];&quot;&gt;&quot;)" office:value-type="string" office:string-value="CR5_ON&lt;6&gt;">
            <text:p>CR5_ON&lt;6&gt;</text:p>
          </table:table-cell>
          <table:table-cell table:style-name="ce2" table:formula="of:=CONCATENATE(&quot;CR&quot;;[.H$21];&quot;_ON&lt;&quot;;[.$A28];&quot;&gt;&quot;)" office:value-type="string" office:string-value="CR6_ON&lt;6&gt;">
            <text:p>CR6_ON&lt;6&gt;</text:p>
          </table:table-cell>
          <table:table-cell table:style-name="ce2" table:formula="of:=CONCATENATE(&quot;CR&quot;;[.I$21];&quot;_ON&lt;&quot;;[.$A28];&quot;&gt;&quot;)" office:value-type="string" office:string-value="CR7_ON&lt;6&gt;">
            <text:p>CR7_ON&lt;6&gt;</text:p>
          </table:table-cell>
          <table:table-cell table:style-name="ce2" table:number-columns-repeated="2"/>
          <table:table-cell table:number-columns-repeated="2"/>
          <table:table-cell table:style-name="ce2" table:number-columns-repeated="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formula="of:=CONCATENATE(&quot;CR&quot;;[.B$21];&quot;_ON&lt;&quot;;[.$A29];&quot;&gt;&quot;)" office:value-type="string" office:string-value="CR0_ON&lt;7&gt;">
            <text:p>CR0_ON&lt;7&gt;</text:p>
          </table:table-cell>
          <table:table-cell table:style-name="ce2" table:formula="of:=CONCATENATE(&quot;CR&quot;;[.C$21];&quot;_ON&lt;&quot;;[.$A29];&quot;&gt;&quot;)" office:value-type="string" office:string-value="CR1_ON&lt;7&gt;">
            <text:p>CR1_ON&lt;7&gt;</text:p>
          </table:table-cell>
          <table:table-cell table:style-name="ce2" table:formula="of:=CONCATENATE(&quot;CR&quot;;[.D$21];&quot;_ON&lt;&quot;;[.$A29];&quot;&gt;&quot;)" office:value-type="string" office:string-value="CR2_ON&lt;7&gt;">
            <text:p>CR2_ON&lt;7&gt;</text:p>
          </table:table-cell>
          <table:table-cell table:style-name="ce2" table:formula="of:=CONCATENATE(&quot;CR&quot;;[.E$21];&quot;_ON&lt;&quot;;[.$A29];&quot;&gt;&quot;)" office:value-type="string" office:string-value="CR3_ON&lt;7&gt;">
            <text:p>CR3_ON&lt;7&gt;</text:p>
          </table:table-cell>
          <table:table-cell table:style-name="ce2" table:formula="of:=CONCATENATE(&quot;CR&quot;;[.F$21];&quot;_ON&lt;&quot;;[.$A29];&quot;&gt;&quot;)" office:value-type="string" office:string-value="CR4_ON&lt;7&gt;">
            <text:p>CR4_ON&lt;7&gt;</text:p>
          </table:table-cell>
          <table:table-cell table:style-name="ce2" table:formula="of:=CONCATENATE(&quot;CR&quot;;[.G$21];&quot;_ON&lt;&quot;;[.$A29];&quot;&gt;&quot;)" office:value-type="string" office:string-value="CR5_ON&lt;7&gt;">
            <text:p>CR5_ON&lt;7&gt;</text:p>
          </table:table-cell>
          <table:table-cell table:style-name="ce2" table:formula="of:=CONCATENATE(&quot;CR&quot;;[.H$21];&quot;_ON&lt;&quot;;[.$A29];&quot;&gt;&quot;)" office:value-type="string" office:string-value="CR6_ON&lt;7&gt;">
            <text:p>CR6_ON&lt;7&gt;</text:p>
          </table:table-cell>
          <table:table-cell table:style-name="ce2" table:formula="of:=CONCATENATE(&quot;CR&quot;;[.I$21];&quot;_ON&lt;&quot;;[.$A29];&quot;&gt;&quot;)" office:value-type="string" office:string-value="CR7_ON&lt;7&gt;">
            <text:p>CR7_ON&lt;7&gt;</text:p>
          </table:table-cell>
          <table:table-cell table:style-name="ce2" table:number-columns-repeated="2"/>
          <table:table-cell office:value-type="float" office:value="0">
            <text:p>0</text:p>
          </table:table-cell>
          <table:table-cell table:formula="of:=CONCATENATE(&quot;V_pdD&quot;;[.L29])" office:value-type="string" office:string-value="V_pdD0">
            <text:p>V_pdD0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table:formula="of:=CONCATENATE(&quot;CR&quot;;[.B$21];&quot;_ON&lt;&quot;;&quot;7:0&gt;&quot;)" office:value-type="string" office:string-value="CR0_ON&lt;7:0&gt;">
            <text:p>CR0_ON&lt;7:0&gt;</text:p>
          </table:table-cell>
          <table:table-cell table:style-name="ce2" table:formula="of:=CONCATENATE(&quot;CR&quot;;[.C$21];&quot;_ON&lt;&quot;;&quot;7:0&gt;&quot;)" office:value-type="string" office:string-value="CR1_ON&lt;7:0&gt;">
            <text:p>CR1_ON&lt;7:0&gt;</text:p>
          </table:table-cell>
          <table:table-cell table:style-name="ce2" table:formula="of:=CONCATENATE(&quot;CR&quot;;[.D$21];&quot;_ON&lt;&quot;;&quot;7:0&gt;&quot;)" office:value-type="string" office:string-value="CR2_ON&lt;7:0&gt;">
            <text:p>CR2_ON&lt;7:0&gt;</text:p>
          </table:table-cell>
          <table:table-cell table:style-name="ce2" table:formula="of:=CONCATENATE(&quot;CR&quot;;[.E$21];&quot;_ON&lt;&quot;;&quot;7:0&gt;&quot;)" office:value-type="string" office:string-value="CR3_ON&lt;7:0&gt;">
            <text:p>CR3_ON&lt;7:0&gt;</text:p>
          </table:table-cell>
          <table:table-cell table:style-name="ce2" table:formula="of:=CONCATENATE(&quot;CR&quot;;[.F$21];&quot;_ON&lt;&quot;;&quot;7:0&gt;&quot;)" office:value-type="string" office:string-value="CR4_ON&lt;7:0&gt;">
            <text:p>CR4_ON&lt;7:0&gt;</text:p>
          </table:table-cell>
          <table:table-cell table:style-name="ce2" table:formula="of:=CONCATENATE(&quot;CR&quot;;[.G$21];&quot;_ON&lt;&quot;;&quot;7:0&gt;&quot;)" office:value-type="string" office:string-value="CR5_ON&lt;7:0&gt;">
            <text:p>CR5_ON&lt;7:0&gt;</text:p>
          </table:table-cell>
          <table:table-cell table:style-name="ce2" table:formula="of:=CONCATENATE(&quot;CR&quot;;[.H$21];&quot;_ON&lt;&quot;;&quot;7:0&gt;&quot;)" office:value-type="string" office:string-value="CR6_ON&lt;7:0&gt;">
            <text:p>CR6_ON&lt;7:0&gt;</text:p>
          </table:table-cell>
          <table:table-cell table:style-name="ce2" table:formula="of:=CONCATENATE(&quot;CR&quot;;[.I$21];&quot;_ON&lt;&quot;;&quot;7:0&gt;&quot;)" office:value-type="string" office:string-value="CR7_ON&lt;7:0&gt;">
            <text:p>CR7_ON&lt;7:0&gt;</text:p>
          </table:table-cell>
          <table:table-cell table:style-name="ce2" table:number-columns-repeated="2"/>
          <table:table-cell office:value-type="float" office:value="1">
            <text:p>1</text:p>
          </table:table-cell>
          <table:table-cell table:formula="of:=CONCATENATE(&quot;V_pdD&quot;;[.L30])" office:value-type="string" office:string-value="V_pdD1">
            <text:p>V_pdD1</text:p>
          </table:table-cell>
          <table:table-cell table:style-name="ce2" table:number-columns-repeated="6"/>
        </table:table-row>
        <table:table-row table:style-name="ro1">
          <table:table-cell table:style-name="ce2" table:number-columns-repeated="11"/>
          <table:table-cell office:value-type="float" office:value="2">
            <text:p>2</text:p>
          </table:table-cell>
          <table:table-cell table:formula="of:=CONCATENATE(&quot;V_pdD&quot;;[.L31])" office:value-type="string" office:string-value="V_pdD2">
            <text:p>V_pdD2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table:formula="of:=CONCATENATE(&quot;CR&quot;;[.B$21];&quot;_OFF&lt;&quot;;[.$A32];&quot;&gt;&quot;)" office:value-type="string" office:string-value="CR0_OFF&lt;0&gt;">
            <text:p>CR0_OFF&lt;0&gt;</text:p>
          </table:table-cell>
          <table:table-cell table:style-name="ce2" table:formula="of:=CONCATENATE(&quot;CR&quot;;[.C$21];&quot;_OFF&lt;&quot;;[.$A32];&quot;&gt;&quot;)" office:value-type="string" office:string-value="CR1_OFF&lt;0&gt;">
            <text:p>CR1_OFF&lt;0&gt;</text:p>
          </table:table-cell>
          <table:table-cell table:style-name="ce2" table:formula="of:=CONCATENATE(&quot;CR&quot;;[.D$21];&quot;_OFF&lt;&quot;;[.$A32];&quot;&gt;&quot;)" office:value-type="string" office:string-value="CR2_OFF&lt;0&gt;">
            <text:p>CR2_OFF&lt;0&gt;</text:p>
          </table:table-cell>
          <table:table-cell table:style-name="ce2" table:formula="of:=CONCATENATE(&quot;CR&quot;;[.E$21];&quot;_OFF&lt;&quot;;[.$A32];&quot;&gt;&quot;)" office:value-type="string" office:string-value="CR3_OFF&lt;0&gt;">
            <text:p>CR3_OFF&lt;0&gt;</text:p>
          </table:table-cell>
          <table:table-cell table:style-name="ce2" table:formula="of:=CONCATENATE(&quot;CR&quot;;[.F$21];&quot;_OFF&lt;&quot;;[.$A32];&quot;&gt;&quot;)" office:value-type="string" office:string-value="CR4_OFF&lt;0&gt;">
            <text:p>CR4_OFF&lt;0&gt;</text:p>
          </table:table-cell>
          <table:table-cell table:style-name="ce2" table:formula="of:=CONCATENATE(&quot;CR&quot;;[.G$21];&quot;_OFF&lt;&quot;;[.$A32];&quot;&gt;&quot;)" office:value-type="string" office:string-value="CR5_OFF&lt;0&gt;">
            <text:p>CR5_OFF&lt;0&gt;</text:p>
          </table:table-cell>
          <table:table-cell table:style-name="ce2" table:formula="of:=CONCATENATE(&quot;CR&quot;;[.H$21];&quot;_OFF&lt;&quot;;[.$A32];&quot;&gt;&quot;)" office:value-type="string" office:string-value="CR6_OFF&lt;0&gt;">
            <text:p>CR6_OFF&lt;0&gt;</text:p>
          </table:table-cell>
          <table:table-cell table:style-name="ce2" table:formula="of:=CONCATENATE(&quot;CR&quot;;[.I$21];&quot;_OFF&lt;&quot;;[.$A32];&quot;&gt;&quot;)" office:value-type="string" office:string-value="CR7_OFF&lt;0&gt;">
            <text:p>CR7_OFF&lt;0&gt;</text:p>
          </table:table-cell>
          <table:table-cell table:style-name="ce2" table:number-columns-repeated="2"/>
          <table:table-cell office:value-type="float" office:value="3">
            <text:p>3</text:p>
          </table:table-cell>
          <table:table-cell table:formula="of:=CONCATENATE(&quot;V_pdD&quot;;[.L32])" office:value-type="string" office:string-value="V_pdD3">
            <text:p>V_pdD3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formula="of:=CONCATENATE(&quot;CR&quot;;[.B$21];&quot;_OFF&lt;&quot;;[.$A33];&quot;&gt;&quot;)" office:value-type="string" office:string-value="CR0_OFF&lt;1&gt;">
            <text:p>CR0_OFF&lt;1&gt;</text:p>
          </table:table-cell>
          <table:table-cell table:style-name="ce2" table:formula="of:=CONCATENATE(&quot;CR&quot;;[.C$21];&quot;_OFF&lt;&quot;;[.$A33];&quot;&gt;&quot;)" office:value-type="string" office:string-value="CR1_OFF&lt;1&gt;">
            <text:p>CR1_OFF&lt;1&gt;</text:p>
          </table:table-cell>
          <table:table-cell table:style-name="ce2" table:formula="of:=CONCATENATE(&quot;CR&quot;;[.D$21];&quot;_OFF&lt;&quot;;[.$A33];&quot;&gt;&quot;)" office:value-type="string" office:string-value="CR2_OFF&lt;1&gt;">
            <text:p>CR2_OFF&lt;1&gt;</text:p>
          </table:table-cell>
          <table:table-cell table:style-name="ce2" table:formula="of:=CONCATENATE(&quot;CR&quot;;[.E$21];&quot;_OFF&lt;&quot;;[.$A33];&quot;&gt;&quot;)" office:value-type="string" office:string-value="CR3_OFF&lt;1&gt;">
            <text:p>CR3_OFF&lt;1&gt;</text:p>
          </table:table-cell>
          <table:table-cell table:style-name="ce2" table:formula="of:=CONCATENATE(&quot;CR&quot;;[.F$21];&quot;_OFF&lt;&quot;;[.$A33];&quot;&gt;&quot;)" office:value-type="string" office:string-value="CR4_OFF&lt;1&gt;">
            <text:p>CR4_OFF&lt;1&gt;</text:p>
          </table:table-cell>
          <table:table-cell table:style-name="ce2" table:formula="of:=CONCATENATE(&quot;CR&quot;;[.G$21];&quot;_OFF&lt;&quot;;[.$A33];&quot;&gt;&quot;)" office:value-type="string" office:string-value="CR5_OFF&lt;1&gt;">
            <text:p>CR5_OFF&lt;1&gt;</text:p>
          </table:table-cell>
          <table:table-cell table:style-name="ce2" table:formula="of:=CONCATENATE(&quot;CR&quot;;[.H$21];&quot;_OFF&lt;&quot;;[.$A33];&quot;&gt;&quot;)" office:value-type="string" office:string-value="CR6_OFF&lt;1&gt;">
            <text:p>CR6_OFF&lt;1&gt;</text:p>
          </table:table-cell>
          <table:table-cell table:style-name="ce2" table:formula="of:=CONCATENATE(&quot;CR&quot;;[.I$21];&quot;_OFF&lt;&quot;;[.$A33];&quot;&gt;&quot;)" office:value-type="string" office:string-value="CR7_OFF&lt;1&gt;">
            <text:p>CR7_OFF&lt;1&gt;</text:p>
          </table:table-cell>
          <table:table-cell table:style-name="ce2" table:number-columns-repeated="2"/>
          <table:table-cell office:value-type="float" office:value="4">
            <text:p>4</text:p>
          </table:table-cell>
          <table:table-cell table:formula="of:=CONCATENATE(&quot;V_pdD&quot;;[.L33])" office:value-type="string" office:string-value="V_pdD4">
            <text:p>V_pdD4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formula="of:=CONCATENATE(&quot;CR&quot;;[.B$21];&quot;_OFF&lt;&quot;;[.$A34];&quot;&gt;&quot;)" office:value-type="string" office:string-value="CR0_OFF&lt;2&gt;">
            <text:p>CR0_OFF&lt;2&gt;</text:p>
          </table:table-cell>
          <table:table-cell table:style-name="ce2" table:formula="of:=CONCATENATE(&quot;CR&quot;;[.C$21];&quot;_OFF&lt;&quot;;[.$A34];&quot;&gt;&quot;)" office:value-type="string" office:string-value="CR1_OFF&lt;2&gt;">
            <text:p>CR1_OFF&lt;2&gt;</text:p>
          </table:table-cell>
          <table:table-cell table:style-name="ce2" table:formula="of:=CONCATENATE(&quot;CR&quot;;[.D$21];&quot;_OFF&lt;&quot;;[.$A34];&quot;&gt;&quot;)" office:value-type="string" office:string-value="CR2_OFF&lt;2&gt;">
            <text:p>CR2_OFF&lt;2&gt;</text:p>
          </table:table-cell>
          <table:table-cell table:style-name="ce2" table:formula="of:=CONCATENATE(&quot;CR&quot;;[.E$21];&quot;_OFF&lt;&quot;;[.$A34];&quot;&gt;&quot;)" office:value-type="string" office:string-value="CR3_OFF&lt;2&gt;">
            <text:p>CR3_OFF&lt;2&gt;</text:p>
          </table:table-cell>
          <table:table-cell table:style-name="ce2" table:formula="of:=CONCATENATE(&quot;CR&quot;;[.F$21];&quot;_OFF&lt;&quot;;[.$A34];&quot;&gt;&quot;)" office:value-type="string" office:string-value="CR4_OFF&lt;2&gt;">
            <text:p>CR4_OFF&lt;2&gt;</text:p>
          </table:table-cell>
          <table:table-cell table:style-name="ce2" table:formula="of:=CONCATENATE(&quot;CR&quot;;[.G$21];&quot;_OFF&lt;&quot;;[.$A34];&quot;&gt;&quot;)" office:value-type="string" office:string-value="CR5_OFF&lt;2&gt;">
            <text:p>CR5_OFF&lt;2&gt;</text:p>
          </table:table-cell>
          <table:table-cell table:style-name="ce2" table:formula="of:=CONCATENATE(&quot;CR&quot;;[.H$21];&quot;_OFF&lt;&quot;;[.$A34];&quot;&gt;&quot;)" office:value-type="string" office:string-value="CR6_OFF&lt;2&gt;">
            <text:p>CR6_OFF&lt;2&gt;</text:p>
          </table:table-cell>
          <table:table-cell table:style-name="ce2" table:formula="of:=CONCATENATE(&quot;CR&quot;;[.I$21];&quot;_OFF&lt;&quot;;[.$A34];&quot;&gt;&quot;)" office:value-type="string" office:string-value="CR7_OFF&lt;2&gt;">
            <text:p>CR7_OFF&lt;2&gt;</text:p>
          </table:table-cell>
          <table:table-cell table:style-name="ce2" table:number-columns-repeated="2"/>
          <table:table-cell office:value-type="float" office:value="5">
            <text:p>5</text:p>
          </table:table-cell>
          <table:table-cell table:formula="of:=CONCATENATE(&quot;V_pdD&quot;;[.L34])" office:value-type="string" office:string-value="V_pdD5">
            <text:p>V_pdD5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formula="of:=CONCATENATE(&quot;CR&quot;;[.B$21];&quot;_OFF&lt;&quot;;[.$A35];&quot;&gt;&quot;)" office:value-type="string" office:string-value="CR0_OFF&lt;3&gt;">
            <text:p>CR0_OFF&lt;3&gt;</text:p>
          </table:table-cell>
          <table:table-cell table:style-name="ce2" table:formula="of:=CONCATENATE(&quot;CR&quot;;[.C$21];&quot;_OFF&lt;&quot;;[.$A35];&quot;&gt;&quot;)" office:value-type="string" office:string-value="CR1_OFF&lt;3&gt;">
            <text:p>CR1_OFF&lt;3&gt;</text:p>
          </table:table-cell>
          <table:table-cell table:style-name="ce2" table:formula="of:=CONCATENATE(&quot;CR&quot;;[.D$21];&quot;_OFF&lt;&quot;;[.$A35];&quot;&gt;&quot;)" office:value-type="string" office:string-value="CR2_OFF&lt;3&gt;">
            <text:p>CR2_OFF&lt;3&gt;</text:p>
          </table:table-cell>
          <table:table-cell table:style-name="ce2" table:formula="of:=CONCATENATE(&quot;CR&quot;;[.E$21];&quot;_OFF&lt;&quot;;[.$A35];&quot;&gt;&quot;)" office:value-type="string" office:string-value="CR3_OFF&lt;3&gt;">
            <text:p>CR3_OFF&lt;3&gt;</text:p>
          </table:table-cell>
          <table:table-cell table:style-name="ce2" table:formula="of:=CONCATENATE(&quot;CR&quot;;[.F$21];&quot;_OFF&lt;&quot;;[.$A35];&quot;&gt;&quot;)" office:value-type="string" office:string-value="CR4_OFF&lt;3&gt;">
            <text:p>CR4_OFF&lt;3&gt;</text:p>
          </table:table-cell>
          <table:table-cell table:style-name="ce2" table:formula="of:=CONCATENATE(&quot;CR&quot;;[.G$21];&quot;_OFF&lt;&quot;;[.$A35];&quot;&gt;&quot;)" office:value-type="string" office:string-value="CR5_OFF&lt;3&gt;">
            <text:p>CR5_OFF&lt;3&gt;</text:p>
          </table:table-cell>
          <table:table-cell table:style-name="ce2" table:formula="of:=CONCATENATE(&quot;CR&quot;;[.H$21];&quot;_OFF&lt;&quot;;[.$A35];&quot;&gt;&quot;)" office:value-type="string" office:string-value="CR6_OFF&lt;3&gt;">
            <text:p>CR6_OFF&lt;3&gt;</text:p>
          </table:table-cell>
          <table:table-cell table:style-name="ce2" table:formula="of:=CONCATENATE(&quot;CR&quot;;[.I$21];&quot;_OFF&lt;&quot;;[.$A35];&quot;&gt;&quot;)" office:value-type="string" office:string-value="CR7_OFF&lt;3&gt;">
            <text:p>CR7_OFF&lt;3&gt;</text:p>
          </table:table-cell>
          <table:table-cell table:style-name="ce2" table:number-columns-repeated="2"/>
          <table:table-cell office:value-type="float" office:value="6">
            <text:p>6</text:p>
          </table:table-cell>
          <table:table-cell table:formula="of:=CONCATENATE(&quot;V_pdD&quot;;[.L35])" office:value-type="string" office:string-value="V_pdD6">
            <text:p>V_pdD6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formula="of:=CONCATENATE(&quot;CR&quot;;[.B$21];&quot;_OFF&lt;&quot;;[.$A36];&quot;&gt;&quot;)" office:value-type="string" office:string-value="CR0_OFF&lt;4&gt;">
            <text:p>CR0_OFF&lt;4&gt;</text:p>
          </table:table-cell>
          <table:table-cell table:style-name="ce2" table:formula="of:=CONCATENATE(&quot;CR&quot;;[.C$21];&quot;_OFF&lt;&quot;;[.$A36];&quot;&gt;&quot;)" office:value-type="string" office:string-value="CR1_OFF&lt;4&gt;">
            <text:p>CR1_OFF&lt;4&gt;</text:p>
          </table:table-cell>
          <table:table-cell table:style-name="ce2" table:formula="of:=CONCATENATE(&quot;CR&quot;;[.D$21];&quot;_OFF&lt;&quot;;[.$A36];&quot;&gt;&quot;)" office:value-type="string" office:string-value="CR2_OFF&lt;4&gt;">
            <text:p>CR2_OFF&lt;4&gt;</text:p>
          </table:table-cell>
          <table:table-cell table:style-name="ce2" table:formula="of:=CONCATENATE(&quot;CR&quot;;[.E$21];&quot;_OFF&lt;&quot;;[.$A36];&quot;&gt;&quot;)" office:value-type="string" office:string-value="CR3_OFF&lt;4&gt;">
            <text:p>CR3_OFF&lt;4&gt;</text:p>
          </table:table-cell>
          <table:table-cell table:style-name="ce2" table:formula="of:=CONCATENATE(&quot;CR&quot;;[.F$21];&quot;_OFF&lt;&quot;;[.$A36];&quot;&gt;&quot;)" office:value-type="string" office:string-value="CR4_OFF&lt;4&gt;">
            <text:p>CR4_OFF&lt;4&gt;</text:p>
          </table:table-cell>
          <table:table-cell table:style-name="ce2" table:formula="of:=CONCATENATE(&quot;CR&quot;;[.G$21];&quot;_OFF&lt;&quot;;[.$A36];&quot;&gt;&quot;)" office:value-type="string" office:string-value="CR5_OFF&lt;4&gt;">
            <text:p>CR5_OFF&lt;4&gt;</text:p>
          </table:table-cell>
          <table:table-cell table:style-name="ce2" table:formula="of:=CONCATENATE(&quot;CR&quot;;[.H$21];&quot;_OFF&lt;&quot;;[.$A36];&quot;&gt;&quot;)" office:value-type="string" office:string-value="CR6_OFF&lt;4&gt;">
            <text:p>CR6_OFF&lt;4&gt;</text:p>
          </table:table-cell>
          <table:table-cell table:style-name="ce2" table:formula="of:=CONCATENATE(&quot;CR&quot;;[.I$21];&quot;_OFF&lt;&quot;;[.$A36];&quot;&gt;&quot;)" office:value-type="string" office:string-value="CR7_OFF&lt;4&gt;">
            <text:p>CR7_OFF&lt;4&gt;</text:p>
          </table:table-cell>
          <table:table-cell table:style-name="ce2" table:number-columns-repeated="2"/>
          <table:table-cell office:value-type="float" office:value="7">
            <text:p>7</text:p>
          </table:table-cell>
          <table:table-cell table:formula="of:=CONCATENATE(&quot;V_pdD&quot;;[.L36])" office:value-type="string" office:string-value="V_pdD7">
            <text:p>V_pdD7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formula="of:=CONCATENATE(&quot;CR&quot;;[.B$21];&quot;_OFF&lt;&quot;;[.$A37];&quot;&gt;&quot;)" office:value-type="string" office:string-value="CR0_OFF&lt;5&gt;">
            <text:p>CR0_OFF&lt;5&gt;</text:p>
          </table:table-cell>
          <table:table-cell table:style-name="ce2" table:formula="of:=CONCATENATE(&quot;CR&quot;;[.C$21];&quot;_OFF&lt;&quot;;[.$A37];&quot;&gt;&quot;)" office:value-type="string" office:string-value="CR1_OFF&lt;5&gt;">
            <text:p>CR1_OFF&lt;5&gt;</text:p>
          </table:table-cell>
          <table:table-cell table:style-name="ce2" table:formula="of:=CONCATENATE(&quot;CR&quot;;[.D$21];&quot;_OFF&lt;&quot;;[.$A37];&quot;&gt;&quot;)" office:value-type="string" office:string-value="CR2_OFF&lt;5&gt;">
            <text:p>CR2_OFF&lt;5&gt;</text:p>
          </table:table-cell>
          <table:table-cell table:style-name="ce2" table:formula="of:=CONCATENATE(&quot;CR&quot;;[.E$21];&quot;_OFF&lt;&quot;;[.$A37];&quot;&gt;&quot;)" office:value-type="string" office:string-value="CR3_OFF&lt;5&gt;">
            <text:p>CR3_OFF&lt;5&gt;</text:p>
          </table:table-cell>
          <table:table-cell table:style-name="ce2" table:formula="of:=CONCATENATE(&quot;CR&quot;;[.F$21];&quot;_OFF&lt;&quot;;[.$A37];&quot;&gt;&quot;)" office:value-type="string" office:string-value="CR4_OFF&lt;5&gt;">
            <text:p>CR4_OFF&lt;5&gt;</text:p>
          </table:table-cell>
          <table:table-cell table:style-name="ce2" table:formula="of:=CONCATENATE(&quot;CR&quot;;[.G$21];&quot;_OFF&lt;&quot;;[.$A37];&quot;&gt;&quot;)" office:value-type="string" office:string-value="CR5_OFF&lt;5&gt;">
            <text:p>CR5_OFF&lt;5&gt;</text:p>
          </table:table-cell>
          <table:table-cell table:style-name="ce2" table:formula="of:=CONCATENATE(&quot;CR&quot;;[.H$21];&quot;_OFF&lt;&quot;;[.$A37];&quot;&gt;&quot;)" office:value-type="string" office:string-value="CR6_OFF&lt;5&gt;">
            <text:p>CR6_OFF&lt;5&gt;</text:p>
          </table:table-cell>
          <table:table-cell table:style-name="ce2" table:formula="of:=CONCATENATE(&quot;CR&quot;;[.I$21];&quot;_OFF&lt;&quot;;[.$A37];&quot;&gt;&quot;)" office:value-type="string" office:string-value="CR7_OFF&lt;5&gt;">
            <text:p>CR7_OFF&lt;5&gt;</text:p>
          </table:table-cell>
          <table:table-cell table:style-name="ce2" table:number-columns-repeated="2"/>
          <table:table-cell office:value-type="float" office:value="8">
            <text:p>8</text:p>
          </table:table-cell>
          <table:table-cell table:formula="of:=CONCATENATE(&quot;V_pdD&quot;;[.L37])" office:value-type="string" office:string-value="V_pdD8">
            <text:p>V_pdD8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formula="of:=CONCATENATE(&quot;CR&quot;;[.B$21];&quot;_OFF&lt;&quot;;[.$A38];&quot;&gt;&quot;)" office:value-type="string" office:string-value="CR0_OFF&lt;6&gt;">
            <text:p>CR0_OFF&lt;6&gt;</text:p>
          </table:table-cell>
          <table:table-cell table:style-name="ce2" table:formula="of:=CONCATENATE(&quot;CR&quot;;[.C$21];&quot;_OFF&lt;&quot;;[.$A38];&quot;&gt;&quot;)" office:value-type="string" office:string-value="CR1_OFF&lt;6&gt;">
            <text:p>CR1_OFF&lt;6&gt;</text:p>
          </table:table-cell>
          <table:table-cell table:style-name="ce2" table:formula="of:=CONCATENATE(&quot;CR&quot;;[.D$21];&quot;_OFF&lt;&quot;;[.$A38];&quot;&gt;&quot;)" office:value-type="string" office:string-value="CR2_OFF&lt;6&gt;">
            <text:p>CR2_OFF&lt;6&gt;</text:p>
          </table:table-cell>
          <table:table-cell table:style-name="ce2" table:formula="of:=CONCATENATE(&quot;CR&quot;;[.E$21];&quot;_OFF&lt;&quot;;[.$A38];&quot;&gt;&quot;)" office:value-type="string" office:string-value="CR3_OFF&lt;6&gt;">
            <text:p>CR3_OFF&lt;6&gt;</text:p>
          </table:table-cell>
          <table:table-cell table:style-name="ce2" table:formula="of:=CONCATENATE(&quot;CR&quot;;[.F$21];&quot;_OFF&lt;&quot;;[.$A38];&quot;&gt;&quot;)" office:value-type="string" office:string-value="CR4_OFF&lt;6&gt;">
            <text:p>CR4_OFF&lt;6&gt;</text:p>
          </table:table-cell>
          <table:table-cell table:style-name="ce2" table:formula="of:=CONCATENATE(&quot;CR&quot;;[.G$21];&quot;_OFF&lt;&quot;;[.$A38];&quot;&gt;&quot;)" office:value-type="string" office:string-value="CR5_OFF&lt;6&gt;">
            <text:p>CR5_OFF&lt;6&gt;</text:p>
          </table:table-cell>
          <table:table-cell table:style-name="ce2" table:formula="of:=CONCATENATE(&quot;CR&quot;;[.H$21];&quot;_OFF&lt;&quot;;[.$A38];&quot;&gt;&quot;)" office:value-type="string" office:string-value="CR6_OFF&lt;6&gt;">
            <text:p>CR6_OFF&lt;6&gt;</text:p>
          </table:table-cell>
          <table:table-cell table:style-name="ce2" table:formula="of:=CONCATENATE(&quot;CR&quot;;[.I$21];&quot;_OFF&lt;&quot;;[.$A38];&quot;&gt;&quot;)" office:value-type="string" office:string-value="CR7_OFF&lt;6&gt;">
            <text:p>CR7_OFF&lt;6&gt;</text:p>
          </table:table-cell>
          <table:table-cell table:style-name="ce2" table:number-columns-repeated="2"/>
          <table:table-cell office:value-type="float" office:value="9">
            <text:p>9</text:p>
          </table:table-cell>
          <table:table-cell table:formula="of:=CONCATENATE(&quot;V_pdD&quot;;[.L38])" office:value-type="string" office:string-value="V_pdD9">
            <text:p>V_pdD9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formula="of:=CONCATENATE(&quot;CR&quot;;[.B$21];&quot;_OFF&lt;&quot;;[.$A39];&quot;&gt;&quot;)" office:value-type="string" office:string-value="CR0_OFF&lt;7&gt;">
            <text:p>CR0_OFF&lt;7&gt;</text:p>
          </table:table-cell>
          <table:table-cell table:style-name="ce2" table:formula="of:=CONCATENATE(&quot;CR&quot;;[.C$21];&quot;_OFF&lt;&quot;;[.$A39];&quot;&gt;&quot;)" office:value-type="string" office:string-value="CR1_OFF&lt;7&gt;">
            <text:p>CR1_OFF&lt;7&gt;</text:p>
          </table:table-cell>
          <table:table-cell table:style-name="ce2" table:formula="of:=CONCATENATE(&quot;CR&quot;;[.D$21];&quot;_OFF&lt;&quot;;[.$A39];&quot;&gt;&quot;)" office:value-type="string" office:string-value="CR2_OFF&lt;7&gt;">
            <text:p>CR2_OFF&lt;7&gt;</text:p>
          </table:table-cell>
          <table:table-cell table:style-name="ce2" table:formula="of:=CONCATENATE(&quot;CR&quot;;[.E$21];&quot;_OFF&lt;&quot;;[.$A39];&quot;&gt;&quot;)" office:value-type="string" office:string-value="CR3_OFF&lt;7&gt;">
            <text:p>CR3_OFF&lt;7&gt;</text:p>
          </table:table-cell>
          <table:table-cell table:style-name="ce2" table:formula="of:=CONCATENATE(&quot;CR&quot;;[.F$21];&quot;_OFF&lt;&quot;;[.$A39];&quot;&gt;&quot;)" office:value-type="string" office:string-value="CR4_OFF&lt;7&gt;">
            <text:p>CR4_OFF&lt;7&gt;</text:p>
          </table:table-cell>
          <table:table-cell table:style-name="ce2" table:formula="of:=CONCATENATE(&quot;CR&quot;;[.G$21];&quot;_OFF&lt;&quot;;[.$A39];&quot;&gt;&quot;)" office:value-type="string" office:string-value="CR5_OFF&lt;7&gt;">
            <text:p>CR5_OFF&lt;7&gt;</text:p>
          </table:table-cell>
          <table:table-cell table:style-name="ce2" table:formula="of:=CONCATENATE(&quot;CR&quot;;[.H$21];&quot;_OFF&lt;&quot;;[.$A39];&quot;&gt;&quot;)" office:value-type="string" office:string-value="CR6_OFF&lt;7&gt;">
            <text:p>CR6_OFF&lt;7&gt;</text:p>
          </table:table-cell>
          <table:table-cell table:style-name="ce2" table:formula="of:=CONCATENATE(&quot;CR&quot;;[.I$21];&quot;_OFF&lt;&quot;;[.$A39];&quot;&gt;&quot;)" office:value-type="string" office:string-value="CR7_OFF&lt;7&gt;">
            <text:p>CR7_OFF&lt;7&gt;</text:p>
          </table:table-cell>
          <table:table-cell table:style-name="ce2" table:number-columns-repeated="2"/>
          <table:table-cell office:value-type="float" office:value="10">
            <text:p>10</text:p>
          </table:table-cell>
          <table:table-cell table:formula="of:=CONCATENATE(&quot;V_pdD&quot;;[.L39])" office:value-type="string" office:string-value="V_pdD10">
            <text:p>V_pdD10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table:formula="of:=CONCATENATE(&quot;CR&quot;;[.B$21];&quot;_OFF&lt;&quot;;&quot;7:0&gt;&quot;)" office:value-type="string" office:string-value="CR0_OFF&lt;7:0&gt;">
            <text:p>CR0_OFF&lt;7:0&gt;</text:p>
          </table:table-cell>
          <table:table-cell table:style-name="ce2" table:formula="of:=CONCATENATE(&quot;CR&quot;;[.C$21];&quot;_OFF&lt;&quot;;&quot;7:0&gt;&quot;)" office:value-type="string" office:string-value="CR1_OFF&lt;7:0&gt;">
            <text:p>CR1_OFF&lt;7:0&gt;</text:p>
          </table:table-cell>
          <table:table-cell table:style-name="ce2" table:formula="of:=CONCATENATE(&quot;CR&quot;;[.D$21];&quot;_OFF&lt;&quot;;&quot;7:0&gt;&quot;)" office:value-type="string" office:string-value="CR2_OFF&lt;7:0&gt;">
            <text:p>CR2_OFF&lt;7:0&gt;</text:p>
          </table:table-cell>
          <table:table-cell table:style-name="ce2" table:formula="of:=CONCATENATE(&quot;CR&quot;;[.E$21];&quot;_OFF&lt;&quot;;&quot;7:0&gt;&quot;)" office:value-type="string" office:string-value="CR3_OFF&lt;7:0&gt;">
            <text:p>CR3_OFF&lt;7:0&gt;</text:p>
          </table:table-cell>
          <table:table-cell table:style-name="ce2" table:formula="of:=CONCATENATE(&quot;CR&quot;;[.F$21];&quot;_OFF&lt;&quot;;&quot;7:0&gt;&quot;)" office:value-type="string" office:string-value="CR4_OFF&lt;7:0&gt;">
            <text:p>CR4_OFF&lt;7:0&gt;</text:p>
          </table:table-cell>
          <table:table-cell table:style-name="ce2" table:formula="of:=CONCATENATE(&quot;CR&quot;;[.G$21];&quot;_OFF&lt;&quot;;&quot;7:0&gt;&quot;)" office:value-type="string" office:string-value="CR5_OFF&lt;7:0&gt;">
            <text:p>CR5_OFF&lt;7:0&gt;</text:p>
          </table:table-cell>
          <table:table-cell table:style-name="ce2" table:formula="of:=CONCATENATE(&quot;CR&quot;;[.H$21];&quot;_OFF&lt;&quot;;&quot;7:0&gt;&quot;)" office:value-type="string" office:string-value="CR6_OFF&lt;7:0&gt;">
            <text:p>CR6_OFF&lt;7:0&gt;</text:p>
          </table:table-cell>
          <table:table-cell table:style-name="ce2" table:formula="of:=CONCATENATE(&quot;CR&quot;;[.I$21];&quot;_OFF&lt;&quot;;&quot;7:0&gt;&quot;)" office:value-type="string" office:string-value="CR7_OFF&lt;7:0&gt;">
            <text:p>CR7_OFF&lt;7:0&gt;</text:p>
          </table:table-cell>
          <table:table-cell table:style-name="ce2" table:number-columns-repeated="2"/>
          <table:table-cell office:value-type="float" office:value="11">
            <text:p>11</text:p>
          </table:table-cell>
          <table:table-cell table:formula="of:=CONCATENATE(&quot;V_pdD&quot;;[.L40])" office:value-type="string" office:string-value="V_pdD11">
            <text:p>V_pdD11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table:formula="of:=CONCATENATE(&quot;CREQ_ON&lt;&quot;;[.B$21];&quot;&gt;&quot;)" office:value-type="string" office:string-value="CREQ_ON&lt;0&gt;">
            <text:p>CREQ_ON&lt;0&gt;</text:p>
          </table:table-cell>
          <table:table-cell table:style-name="ce2" table:formula="of:=CONCATENATE(&quot;CREQ_ON&lt;&quot;;[.C$21];&quot;&gt;&quot;)" office:value-type="string" office:string-value="CREQ_ON&lt;1&gt;">
            <text:p>CREQ_ON&lt;1&gt;</text:p>
          </table:table-cell>
          <table:table-cell table:style-name="ce2" table:formula="of:=CONCATENATE(&quot;CREQ_ON&lt;&quot;;[.D$21];&quot;&gt;&quot;)" office:value-type="string" office:string-value="CREQ_ON&lt;2&gt;">
            <text:p>CREQ_ON&lt;2&gt;</text:p>
          </table:table-cell>
          <table:table-cell table:style-name="ce2" table:formula="of:=CONCATENATE(&quot;CREQ_ON&lt;&quot;;[.E$21];&quot;&gt;&quot;)" office:value-type="string" office:string-value="CREQ_ON&lt;3&gt;">
            <text:p>CREQ_ON&lt;3&gt;</text:p>
          </table:table-cell>
          <table:table-cell table:style-name="ce2" table:formula="of:=CONCATENATE(&quot;CREQ_ON&lt;&quot;;[.F$21];&quot;&gt;&quot;)" office:value-type="string" office:string-value="CREQ_ON&lt;4&gt;">
            <text:p>CREQ_ON&lt;4&gt;</text:p>
          </table:table-cell>
          <table:table-cell table:style-name="ce2" table:formula="of:=CONCATENATE(&quot;CREQ_ON&lt;&quot;;[.G$21];&quot;&gt;&quot;)" office:value-type="string" office:string-value="CREQ_ON&lt;5&gt;">
            <text:p>CREQ_ON&lt;5&gt;</text:p>
          </table:table-cell>
          <table:table-cell table:style-name="ce2" table:formula="of:=CONCATENATE(&quot;CREQ_ON&lt;&quot;;[.H$21];&quot;&gt;&quot;)" office:value-type="string" office:string-value="CREQ_ON&lt;6&gt;">
            <text:p>CREQ_ON&lt;6&gt;</text:p>
          </table:table-cell>
          <table:table-cell table:style-name="ce2" table:formula="of:=CONCATENATE(&quot;CREQ_ON&lt;&quot;;[.I$21];&quot;&gt;&quot;)" office:value-type="string" office:string-value="CREQ_ON&lt;7&gt;">
            <text:p>CREQ_ON&lt;7&gt;</text:p>
          </table:table-cell>
          <table:table-cell table:style-name="ce2" table:number-columns-repeated="2"/>
          <table:table-cell office:value-type="float" office:value="12">
            <text:p>12</text:p>
          </table:table-cell>
          <table:table-cell table:formula="of:=CONCATENATE(&quot;V_pdD&quot;;[.L41])" office:value-type="string" office:string-value="V_pdD12">
            <text:p>V_pdD12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table:formula="of:=CONCATENATE(&quot;CREQ_OFF&lt;&quot;;[.B$21];&quot;&gt;&quot;)" office:value-type="string" office:string-value="CREQ_OFF&lt;0&gt;">
            <text:p>CREQ_OFF&lt;0&gt;</text:p>
          </table:table-cell>
          <table:table-cell table:style-name="ce2" table:formula="of:=CONCATENATE(&quot;CREQ_OFF&lt;&quot;;[.C$21];&quot;&gt;&quot;)" office:value-type="string" office:string-value="CREQ_OFF&lt;1&gt;">
            <text:p>CREQ_OFF&lt;1&gt;</text:p>
          </table:table-cell>
          <table:table-cell table:style-name="ce2" table:formula="of:=CONCATENATE(&quot;CREQ_OFF&lt;&quot;;[.D$21];&quot;&gt;&quot;)" office:value-type="string" office:string-value="CREQ_OFF&lt;2&gt;">
            <text:p>CREQ_OFF&lt;2&gt;</text:p>
          </table:table-cell>
          <table:table-cell table:style-name="ce2" table:formula="of:=CONCATENATE(&quot;CREQ_OFF&lt;&quot;;[.E$21];&quot;&gt;&quot;)" office:value-type="string" office:string-value="CREQ_OFF&lt;3&gt;">
            <text:p>CREQ_OFF&lt;3&gt;</text:p>
          </table:table-cell>
          <table:table-cell table:style-name="ce2" table:formula="of:=CONCATENATE(&quot;CREQ_OFF&lt;&quot;;[.F$21];&quot;&gt;&quot;)" office:value-type="string" office:string-value="CREQ_OFF&lt;4&gt;">
            <text:p>CREQ_OFF&lt;4&gt;</text:p>
          </table:table-cell>
          <table:table-cell table:style-name="ce2" table:formula="of:=CONCATENATE(&quot;CREQ_OFF&lt;&quot;;[.G$21];&quot;&gt;&quot;)" office:value-type="string" office:string-value="CREQ_OFF&lt;5&gt;">
            <text:p>CREQ_OFF&lt;5&gt;</text:p>
          </table:table-cell>
          <table:table-cell table:style-name="ce2" table:formula="of:=CONCATENATE(&quot;CREQ_OFF&lt;&quot;;[.H$21];&quot;&gt;&quot;)" office:value-type="string" office:string-value="CREQ_OFF&lt;6&gt;">
            <text:p>CREQ_OFF&lt;6&gt;</text:p>
          </table:table-cell>
          <table:table-cell table:style-name="ce2" table:formula="of:=CONCATENATE(&quot;CREQ_OFF&lt;&quot;;[.I$21];&quot;&gt;&quot;)" office:value-type="string" office:string-value="CREQ_OFF&lt;7&gt;">
            <text:p>CREQ_OFF&lt;7&gt;</text:p>
          </table:table-cell>
          <table:table-cell table:style-name="ce2" table:number-columns-repeated="2"/>
          <table:table-cell office:value-type="float" office:value="13">
            <text:p>13</text:p>
          </table:table-cell>
          <table:table-cell table:formula="of:=CONCATENATE(&quot;V_pdD&quot;;[.L42])" office:value-type="string" office:string-value="V_pdD13">
            <text:p>V_pdD13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table:formula="of:=CONCATENATE(&quot;nACKCREQ&lt;&quot;;[.B$21];&quot;&gt;&quot;)" office:value-type="string" office:string-value="nACKCREQ&lt;0&gt;">
            <text:p>nACKCREQ&lt;0&gt;</text:p>
          </table:table-cell>
          <table:table-cell table:style-name="ce2" table:formula="of:=CONCATENATE(&quot;nACKCREQ&lt;&quot;;[.C$21];&quot;&gt;&quot;)" office:value-type="string" office:string-value="nACKCREQ&lt;1&gt;">
            <text:p>nACKCREQ&lt;1&gt;</text:p>
          </table:table-cell>
          <table:table-cell table:style-name="ce2" table:formula="of:=CONCATENATE(&quot;nACKCREQ&lt;&quot;;[.D$21];&quot;&gt;&quot;)" office:value-type="string" office:string-value="nACKCREQ&lt;2&gt;">
            <text:p>nACKCREQ&lt;2&gt;</text:p>
          </table:table-cell>
          <table:table-cell table:style-name="ce2" table:formula="of:=CONCATENATE(&quot;nACKCREQ&lt;&quot;;[.E$21];&quot;&gt;&quot;)" office:value-type="string" office:string-value="nACKCREQ&lt;3&gt;">
            <text:p>nACKCREQ&lt;3&gt;</text:p>
          </table:table-cell>
          <table:table-cell table:style-name="ce2" table:formula="of:=CONCATENATE(&quot;nACKCREQ&lt;&quot;;[.F$21];&quot;&gt;&quot;)" office:value-type="string" office:string-value="nACKCREQ&lt;4&gt;">
            <text:p>nACKCREQ&lt;4&gt;</text:p>
          </table:table-cell>
          <table:table-cell table:style-name="ce2" table:formula="of:=CONCATENATE(&quot;nACKCREQ&lt;&quot;;[.G$21];&quot;&gt;&quot;)" office:value-type="string" office:string-value="nACKCREQ&lt;5&gt;">
            <text:p>nACKCREQ&lt;5&gt;</text:p>
          </table:table-cell>
          <table:table-cell table:style-name="ce2" table:formula="of:=CONCATENATE(&quot;nACKCREQ&lt;&quot;;[.H$21];&quot;&gt;&quot;)" office:value-type="string" office:string-value="nACKCREQ&lt;6&gt;">
            <text:p>nACKCREQ&lt;6&gt;</text:p>
          </table:table-cell>
          <table:table-cell table:style-name="ce2" table:formula="of:=CONCATENATE(&quot;nACKCREQ&lt;&quot;;[.I$21];&quot;&gt;&quot;)" office:value-type="string" office:string-value="nACKCREQ&lt;7&gt;">
            <text:p>nACKCREQ&lt;7&gt;</text:p>
          </table:table-cell>
          <table:table-cell table:style-name="ce2" table:number-columns-repeated="2"/>
          <table:table-cell office:value-type="float" office:value="14">
            <text:p>14</text:p>
          </table:table-cell>
          <table:table-cell table:formula="of:=CONCATENATE(&quot;V_pdD&quot;;[.L43])" office:value-type="string" office:string-value="V_pdD14">
            <text:p>V_pdD14</text:p>
          </table:table-cell>
          <table:table-cell table:style-name="ce2" table:number-columns-repeated="6"/>
        </table:table-row>
        <table:table-row table:style-name="ro2">
          <table:table-cell table:number-columns-repeated="11"/>
          <table:table-cell office:value-type="float" office:value="15">
            <text:p>15</text:p>
          </table:table-cell>
          <table:table-cell table:formula="of:=CONCATENATE(&quot;V_pdD&quot;;[.L44])" office:value-type="string" office:string-value="V_pdD15">
            <text:p>V_pdD15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16">
            <text:p>16</text:p>
          </table:table-cell>
          <table:table-cell table:formula="of:=CONCATENATE(&quot;V_pdD&quot;;[.L45])" office:value-type="string" office:string-value="V_pdD16">
            <text:p>V_pdD16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17">
            <text:p>17</text:p>
          </table:table-cell>
          <table:table-cell table:formula="of:=CONCATENATE(&quot;V_pdD&quot;;[.L46])" office:value-type="string" office:string-value="V_pdD17">
            <text:p>V_pdD17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18">
            <text:p>18</text:p>
          </table:table-cell>
          <table:table-cell table:formula="of:=CONCATENATE(&quot;V_pdD&quot;;[.L47])" office:value-type="string" office:string-value="V_pdD18">
            <text:p>V_pdD18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19">
            <text:p>19</text:p>
          </table:table-cell>
          <table:table-cell table:formula="of:=CONCATENATE(&quot;V_pdD&quot;;[.L48])" office:value-type="string" office:string-value="V_pdD19">
            <text:p>V_pdD19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20">
            <text:p>20</text:p>
          </table:table-cell>
          <table:table-cell table:formula="of:=CONCATENATE(&quot;V_pdD&quot;;[.L49])" office:value-type="string" office:string-value="V_pdD20">
            <text:p>V_pdD2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21">
            <text:p>21</text:p>
          </table:table-cell>
          <table:table-cell table:formula="of:=CONCATENATE(&quot;V_pdD&quot;;[.L50])" office:value-type="string" office:string-value="V_pdD21">
            <text:p>V_pdD21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22">
            <text:p>22</text:p>
          </table:table-cell>
          <table:table-cell table:formula="of:=CONCATENATE(&quot;V_pdD&quot;;[.L51])" office:value-type="string" office:string-value="V_pdD22">
            <text:p>V_pdD22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23">
            <text:p>23</text:p>
          </table:table-cell>
          <table:table-cell table:formula="of:=CONCATENATE(&quot;V_pdD&quot;;[.L52])" office:value-type="string" office:string-value="V_pdD23">
            <text:p>V_pdD23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24">
            <text:p>24</text:p>
          </table:table-cell>
          <table:table-cell table:formula="of:=CONCATENATE(&quot;V_pdD&quot;;[.L53])" office:value-type="string" office:string-value="V_pdD24">
            <text:p>V_pdD24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25">
            <text:p>25</text:p>
          </table:table-cell>
          <table:table-cell table:formula="of:=CONCATENATE(&quot;V_pdD&quot;;[.L54])" office:value-type="string" office:string-value="V_pdD25">
            <text:p>V_pdD25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26">
            <text:p>26</text:p>
          </table:table-cell>
          <table:table-cell table:formula="of:=CONCATENATE(&quot;V_pdD&quot;;[.L55])" office:value-type="string" office:string-value="V_pdD26">
            <text:p>V_pdD26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27">
            <text:p>27</text:p>
          </table:table-cell>
          <table:table-cell table:formula="of:=CONCATENATE(&quot;V_pdD&quot;;[.L56])" office:value-type="string" office:string-value="V_pdD27">
            <text:p>V_pdD27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28">
            <text:p>28</text:p>
          </table:table-cell>
          <table:table-cell table:formula="of:=CONCATENATE(&quot;V_pdD&quot;;[.L57])" office:value-type="string" office:string-value="V_pdD28">
            <text:p>V_pdD28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29">
            <text:p>29</text:p>
          </table:table-cell>
          <table:table-cell table:formula="of:=CONCATENATE(&quot;V_pdD&quot;;[.L58])" office:value-type="string" office:string-value="V_pdD29">
            <text:p>V_pdD29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30">
            <text:p>30</text:p>
          </table:table-cell>
          <table:table-cell table:formula="of:=CONCATENATE(&quot;V_pdD&quot;;[.L59])" office:value-type="string" office:string-value="V_pdD30">
            <text:p>V_pdD3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31">
            <text:p>31</text:p>
          </table:table-cell>
          <table:table-cell table:formula="of:=CONCATENATE(&quot;V_pdD&quot;;[.L60])" office:value-type="string" office:string-value="V_pdD31">
            <text:p>V_pdD31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32">
            <text:p>32</text:p>
          </table:table-cell>
          <table:table-cell table:formula="of:=CONCATENATE(&quot;V_pdD&quot;;[.L61])" office:value-type="string" office:string-value="V_pdD32">
            <text:p>V_pdD32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33">
            <text:p>33</text:p>
          </table:table-cell>
          <table:table-cell table:formula="of:=CONCATENATE(&quot;V_pdD&quot;;[.L62])" office:value-type="string" office:string-value="V_pdD33">
            <text:p>V_pdD33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34">
            <text:p>34</text:p>
          </table:table-cell>
          <table:table-cell table:formula="of:=CONCATENATE(&quot;V_pdD&quot;;[.L63])" office:value-type="string" office:string-value="V_pdD34">
            <text:p>V_pdD34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35">
            <text:p>35</text:p>
          </table:table-cell>
          <table:table-cell table:formula="of:=CONCATENATE(&quot;V_pdD&quot;;[.L64])" office:value-type="string" office:string-value="V_pdD35">
            <text:p>V_pdD35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36">
            <text:p>36</text:p>
          </table:table-cell>
          <table:table-cell table:formula="of:=CONCATENATE(&quot;V_pdD&quot;;[.L65])" office:value-type="string" office:string-value="V_pdD36">
            <text:p>V_pdD36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37">
            <text:p>37</text:p>
          </table:table-cell>
          <table:table-cell table:formula="of:=CONCATENATE(&quot;V_pdD&quot;;[.L66])" office:value-type="string" office:string-value="V_pdD37">
            <text:p>V_pdD37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38">
            <text:p>38</text:p>
          </table:table-cell>
          <table:table-cell table:formula="of:=CONCATENATE(&quot;V_pdD&quot;;[.L67])" office:value-type="string" office:string-value="V_pdD38">
            <text:p>V_pdD38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39">
            <text:p>39</text:p>
          </table:table-cell>
          <table:table-cell table:formula="of:=CONCATENATE(&quot;V_pdD&quot;;[.L68])" office:value-type="string" office:string-value="V_pdD39">
            <text:p>V_pdD39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40">
            <text:p>40</text:p>
          </table:table-cell>
          <table:table-cell table:formula="of:=CONCATENATE(&quot;V_pdD&quot;;[.L69])" office:value-type="string" office:string-value="V_pdD40">
            <text:p>V_pdD4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41">
            <text:p>41</text:p>
          </table:table-cell>
          <table:table-cell table:formula="of:=CONCATENATE(&quot;V_pdD&quot;;[.L70])" office:value-type="string" office:string-value="V_pdD41">
            <text:p>V_pdD41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42">
            <text:p>42</text:p>
          </table:table-cell>
          <table:table-cell table:formula="of:=CONCATENATE(&quot;V_pdD&quot;;[.L71])" office:value-type="string" office:string-value="V_pdD42">
            <text:p>V_pdD42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43">
            <text:p>43</text:p>
          </table:table-cell>
          <table:table-cell table:formula="of:=CONCATENATE(&quot;V_pdD&quot;;[.L72])" office:value-type="string" office:string-value="V_pdD43">
            <text:p>V_pdD43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44">
            <text:p>44</text:p>
          </table:table-cell>
          <table:table-cell table:formula="of:=CONCATENATE(&quot;V_pdD&quot;;[.L73])" office:value-type="string" office:string-value="V_pdD44">
            <text:p>V_pdD44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45">
            <text:p>45</text:p>
          </table:table-cell>
          <table:table-cell table:formula="of:=CONCATENATE(&quot;V_pdD&quot;;[.L74])" office:value-type="string" office:string-value="V_pdD45">
            <text:p>V_pdD45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46">
            <text:p>46</text:p>
          </table:table-cell>
          <table:table-cell table:formula="of:=CONCATENATE(&quot;V_pdD&quot;;[.L75])" office:value-type="string" office:string-value="V_pdD46">
            <text:p>V_pdD46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47">
            <text:p>47</text:p>
          </table:table-cell>
          <table:table-cell table:formula="of:=CONCATENATE(&quot;V_pdD&quot;;[.L76])" office:value-type="string" office:string-value="V_pdD47">
            <text:p>V_pdD47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48">
            <text:p>48</text:p>
          </table:table-cell>
          <table:table-cell table:formula="of:=CONCATENATE(&quot;V_pdD&quot;;[.L77])" office:value-type="string" office:string-value="V_pdD48">
            <text:p>V_pdD48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49">
            <text:p>49</text:p>
          </table:table-cell>
          <table:table-cell table:formula="of:=CONCATENATE(&quot;V_pdD&quot;;[.L78])" office:value-type="string" office:string-value="V_pdD49">
            <text:p>V_pdD49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50">
            <text:p>50</text:p>
          </table:table-cell>
          <table:table-cell table:formula="of:=CONCATENATE(&quot;V_pdD&quot;;[.L79])" office:value-type="string" office:string-value="V_pdD50">
            <text:p>V_pdD5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51">
            <text:p>51</text:p>
          </table:table-cell>
          <table:table-cell table:formula="of:=CONCATENATE(&quot;V_pdD&quot;;[.L80])" office:value-type="string" office:string-value="V_pdD51">
            <text:p>V_pdD51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52">
            <text:p>52</text:p>
          </table:table-cell>
          <table:table-cell table:formula="of:=CONCATENATE(&quot;V_pdD&quot;;[.L81])" office:value-type="string" office:string-value="V_pdD52">
            <text:p>V_pdD52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53">
            <text:p>53</text:p>
          </table:table-cell>
          <table:table-cell table:formula="of:=CONCATENATE(&quot;V_pdD&quot;;[.L82])" office:value-type="string" office:string-value="V_pdD53">
            <text:p>V_pdD53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54">
            <text:p>54</text:p>
          </table:table-cell>
          <table:table-cell table:formula="of:=CONCATENATE(&quot;V_pdD&quot;;[.L83])" office:value-type="string" office:string-value="V_pdD54">
            <text:p>V_pdD54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55">
            <text:p>55</text:p>
          </table:table-cell>
          <table:table-cell table:formula="of:=CONCATENATE(&quot;V_pdD&quot;;[.L84])" office:value-type="string" office:string-value="V_pdD55">
            <text:p>V_pdD55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56">
            <text:p>56</text:p>
          </table:table-cell>
          <table:table-cell table:formula="of:=CONCATENATE(&quot;V_pdD&quot;;[.L85])" office:value-type="string" office:string-value="V_pdD56">
            <text:p>V_pdD56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57">
            <text:p>57</text:p>
          </table:table-cell>
          <table:table-cell table:formula="of:=CONCATENATE(&quot;V_pdD&quot;;[.L86])" office:value-type="string" office:string-value="V_pdD57">
            <text:p>V_pdD57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58">
            <text:p>58</text:p>
          </table:table-cell>
          <table:table-cell table:formula="of:=CONCATENATE(&quot;V_pdD&quot;;[.L87])" office:value-type="string" office:string-value="V_pdD58">
            <text:p>V_pdD58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59">
            <text:p>59</text:p>
          </table:table-cell>
          <table:table-cell table:formula="of:=CONCATENATE(&quot;V_pdD&quot;;[.L88])" office:value-type="string" office:string-value="V_pdD59">
            <text:p>V_pdD59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60">
            <text:p>60</text:p>
          </table:table-cell>
          <table:table-cell table:formula="of:=CONCATENATE(&quot;V_pdD&quot;;[.L89])" office:value-type="string" office:string-value="V_pdD60">
            <text:p>V_pdD6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61">
            <text:p>61</text:p>
          </table:table-cell>
          <table:table-cell table:formula="of:=CONCATENATE(&quot;V_pdD&quot;;[.L90])" office:value-type="string" office:string-value="V_pdD61">
            <text:p>V_pdD61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62">
            <text:p>62</text:p>
          </table:table-cell>
          <table:table-cell table:formula="of:=CONCATENATE(&quot;V_pdD&quot;;[.L91])" office:value-type="string" office:string-value="V_pdD62">
            <text:p>V_pdD62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63">
            <text:p>63</text:p>
          </table:table-cell>
          <table:table-cell table:formula="of:=CONCATENATE(&quot;V_pdD&quot;;[.L92])" office:value-type="string" office:string-value="V_pdD63">
            <text:p>V_pdD63</text:p>
          </table:table-cell>
          <table:table-cell table:number-columns-repeated="6"/>
        </table:table-row>
      </table:table>
      <table:table table:name="Planilha2" table:style-name="ta1">
        <table:table-column table:style-name="co3" table:default-cell-style-name="ce1"/>
        <table:table-row table:style-name="ro1">
          <table:table-cell/>
          <table:table-cell table:number-columns-repeated="18"/>
        </table:table-row>
      </table:table>
      <table:table table:name="Planilha3" table:style-name="ta1">
        <table:table-column table:style-name="co3" table:default-cell-style-name="ce1"/>
        <table:table-row table:style-name="ro1">
          <table:table-cell/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N102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border="none" fo:padding="0cm" style:print-page-order="ltr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27/06/2016</text:date>, <text:time>10:33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<text:sheet-name>???</text:sheet-name> </text:p>
        </style:region-left>
      </style:header>
      <style:header-left style:display="false"/>
      <style:footer>
        <style:region-left>
          <text:p>Página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203</meta:generator>
    <dc:title/>
    <meta:initial-creator>Desconhecido</meta:initial-creator>
    <meta:editing-cycles>5</meta:editing-cycles>
    <dc:date>2016-06-27T10:33:12</dc:date>
    <meta:creation-date>2016-06-21T15:54:45</meta:creation-date>
    <meta:editing-duration>P2DT16H21S</meta:editing-duration>
    <meta:document-statistic meta:table-count="3" meta:cell-count="626" meta:object-count="0"/>
  </office:meta>
</office:document-meta>
</file>